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2000004C000069BB000057DA2C12EC36.wmf" manifest:media-type="image/x-wmf"/>
  <manifest:file-entry manifest:full-path="Pictures/20000A6800005DCC0000404DC43A206B.wmf" manifest:media-type="image/x-wm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6" svg:font-family="'Bitstream Vera Sans'" style:font-adornments="Roman" style:font-family-generic="roman" style:font-pitch="variable" style:font-charset="x-symbol"/>
    <style:font-face style:name="DejaVu LGC Sans2" svg:font-family="'DejaVu LGC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Bitstream Vera Sans5" svg:font-family="'Bitstream Vera Sans'" style:font-adornments="Roman" style:font-family-generic="swiss" style:font-pitch="variable" style:font-charset="x-symbol"/>
    <style:font-face style:name="DejaVu LGC Sans1" svg:font-family="'DejaVu LGC Sans'" style:font-family-generic="system" style:font-pitch="variable" style:font-charset="x-symbol"/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oman" style:font-family-generic="modern" style:font-pitch="fixed"/>
    <style:font-face style:name="Arial" svg:font-family="Arial" style:font-pitch="variable"/>
    <style:font-face style:name="Tahoma1" svg:font-family="Tahoma" style:font-pitch="variable"/>
    <style:font-face style:name="Times New Roman4" svg:font-family="'Times New Roman'" style:font-pitch="variable"/>
    <style:font-face style:name="ＭＳ Ｐゴシック1" svg:font-family="'ＭＳ Ｐゴシック'" style:font-pitch="variable"/>
    <style:font-face style:name="Bitstream Vera Sans4" svg:font-family="'Bitstream Vera Sans'" style:font-adornments="Roman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Roman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oman" style:font-family-generic="modern" style:font-pitch="variable"/>
    <style:font-face style:name="Times New Roman3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7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2" svg:font-family="'Times New Roman'" style:font-family-generic="script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Nimbus Roman No9 L2" svg:font-family="'Nimbus Roman No9 L'" style:font-family-generic="swiss" style:font-pitch="variable"/>
    <style:font-face style:name="Times New Roman1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99" draw:textarea-horizontal-align="justify" draw:textarea-vertical-align="middle" draw:auto-grow-height="false" fo:min-height="4.877cm" fo:min-width="2.973cm"/>
    </style:style>
    <style:style style:name="gr3" style:family="graphic" style:parent-style-name="standard">
      <style:graphic-properties draw:fill="solid" draw:fill-color="#cccc99" draw:textarea-horizontal-align="justify" draw:textarea-vertical-align="middle" draw:auto-grow-height="false" fo:min-height="4.844cm" fo:min-width="2.973cm"/>
    </style:style>
    <style:style style:name="gr4" style:family="graphic" style:parent-style-name="standard">
      <style:graphic-properties draw:textarea-horizontal-align="justify" draw:textarea-vertical-align="middle" draw:auto-grow-height="false" fo:min-height="4.179cm" fo:min-width="0.384cm"/>
    </style:style>
    <style:style style:name="gr5" style:family="graphic" style:parent-style-name="standard">
      <style:graphic-properties draw:textarea-horizontal-align="justify" draw:textarea-vertical-align="middle" draw:auto-grow-height="false" fo:min-height="0.752cm" fo:min-width="1.09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Fine_20_Dashed" svg:stroke-width="0.053cm" svg:stroke-color="#ff0000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1.367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1.514cm" fo:min-width="1.494cm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754cm" fo:min-width="1.094cm"/>
    </style:style>
    <style:style style:name="gr12" style:family="graphic" style:parent-style-name="objectwithoutfill">
      <style:graphic-properties draw:marker-start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8cm" fo:min-width="1.36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1.543cm" fo:min-width="1.523cm"/>
    </style:style>
    <style:style style:name="gr15" style:family="graphic" style:parent-style-name="objectwithoutfill">
      <style:graphic-properties draw:marker-end="Arrow" draw:marker-end-width="0.3cm" draw:fill="solid" draw:fill-color="#ffffff" draw:textarea-horizontal-align="center" draw:textarea-vertical-align="middle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42cm" fo:min-width="1.842cm"/>
    </style:style>
    <style:style style:name="gr17" style:family="graphic" style:parent-style-name="Default_5f_2">
      <style:graphic-properties draw:stroke="none" draw:fill="solid" draw:fill-color="#3333cc" draw:textarea-horizontal-align="left" draw:textarea-vertical-align="middle" draw:auto-grow-height="false" fo:min-height="13.118cm" fo:min-width="12.395cm" fo:padding-top="0.13cm" fo:padding-bottom="0.13cm" fo:padding-left="0.25cm" fo:padding-right="0.25cm" fo:wrap-option="no-wrap" draw:shadow-color="#808080"/>
    </style:style>
    <style:style style:name="gr18" style:family="graphic" style:parent-style-name="Default_5f_2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3.066cm" fo:min-width="12.394cm" fo:padding-top="0.13cm" fo:padding-bottom="0.13cm" fo:padding-left="0.25cm" fo:padding-right="0.25cm" fo:wrap-option="no-wrap" draw:shadow-color="#808080"/>
    </style:style>
    <style:style style:name="gr1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2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2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>
      <style:graphic-properties draw:stroke="none" draw:fill="none" fo:min-height="0.593cm"/>
    </style:style>
    <style:style style:name="gr40" style:family="graphic" style:parent-style-name="Default_5f_2">
      <style:graphic-properties draw:stroke="none" draw:fill="solid" draw:fill-color="#cccc99" fo:min-height="0cm" fo:min-width="0cm"/>
    </style:style>
    <style:style style:name="gr41" style:family="graphic" style:parent-style-name="Default_5f_2">
      <style:graphic-properties draw:stroke="solid" svg:stroke-width="0.079cm" svg:stroke-color="#ff0000" svg:stroke-opacity="5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2" style:family="graphic" style:parent-style-name="objectwithoutfill">
      <style:graphic-properties svg:stroke-width="0.081cm" svg:stroke-color="#ff0000" draw:marker-start-width="0.421cm" draw:marker-end-width="0.421cm" svg:stroke-opacity="50%" draw:fill="solid" draw:fill-color="#ff3333" draw:textarea-horizontal-align="center" draw:textarea-vertical-align="middle" fo:padding-top="0.165cm" fo:padding-bottom="0.165cm" fo:padding-left="0.29cm" fo:padding-right="0.29cm"/>
    </style:style>
    <style:style style:name="gr43" style:family="graphic" style:parent-style-name="Default_5f_2" style:list-style-name="L4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Default_5f_2" style:list-style-name="L4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Default_5f_2" style:list-style-name="L4">
      <style:graphic-properties draw:stroke="none" draw:fill="solid" draw:fill-color="#cc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objectwithoutfill">
      <style:graphic-properties svg:stroke-width="0.081cm" svg:stroke-color="#6666ff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6666ff" draw:marker-start="Arrow" draw:marker-start-width="0.421cm" draw:marker-end-width="0.421cm" draw:textarea-horizontal-align="center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106cm" svg:stroke-color="#ff3333" draw:marker-start-width="0.459cm" draw:marker-end="Arrow" draw:marker-end-width="0.459cm" draw:fill="solid" draw:fill-color="#ff3333" draw:textarea-horizontal-align="center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ff3333" draw:marker-start-width="0.459cm" draw:marker-end="Arrow" draw:marker-end-width="0.459cm" draw:fill="solid" draw:fill-color="#ff0000" draw:textarea-horizontal-align="center" draw:textarea-vertical-align="middle" fo:padding-top="0.178cm" fo:padding-bottom="0.178cm" fo:padding-left="0.303cm" fo:padding-right="0.303cm"/>
    </style:style>
    <style:style style:name="gr5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3.984cm" fo:min-width="21.76cm"/>
    </style:style>
    <style:style style:name="gr54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1.826cm" fo:min-width="23.598cm"/>
    </style:style>
    <style:style style:name="gr57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Default_5f_2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fo:min-height="0cm" fo:min-width="0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18.723cm" fo:min-width="16.84cm"/>
    </style:style>
    <style:style style:name="gr62" style:family="graphic" style:parent-style-name="standard">
      <style:graphic-properties draw:stroke="solid" svg:stroke-width="0.079cm" svg:stroke-color="#3333cc" draw:marker-end="Arrowheads_20_129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079cm" svg:stroke-color="#3333cc" draw:marker-end="Arrowheads_20_130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53cm" fo:min-width="4.99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079cm" svg:stroke-color="#3333cc" draw:marker-end="Arrowheads_20_1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079cm" svg:stroke-color="#3333cc" draw:marker-end="Arrowheads_20_1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79cm" svg:stroke-color="#3333cc" draw:marker-end="Arrowheads_20_1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>
      <style:graphic-properties draw:stroke="none" draw:fill="solid" draw:fill-color="#ffffff" draw:textarea-horizontal-align="left" draw:textarea-vertical-align="middle" draw:auto-grow-height="false" fo:min-height="3.403cm" fo:min-width="0.115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079cm" svg:stroke-color="#3333cc" draw:marker-end="Arrowheads_20_1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marker-end="Rounded_20_large_20_Arrow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053cm" svg:stroke-color="#000000" draw:marker-end="Rounded_20_large_20_Arrow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0" style:family="graphic" style:parent-style-name="objectwithoutfill">
      <style:graphic-properties svg:stroke-width="0.053cm" svg:stroke-color="#0000ff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svg:stroke-width="0.053cm" svg:stroke-color="#0000ff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2" style:family="graphic" style:parent-style-name="standard">
      <style:graphic-properties draw:stroke="none" draw:fill="solid" draw:fill-color="#ffffff" draw:textarea-horizontal-align="left" draw:textarea-vertical-align="middle" draw:auto-grow-height="false" fo:min-height="3.403cm" fo:min-width="0.117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4" style:family="graphic" style:parent-style-name="standard">
      <style:graphic-properties draw:stroke="solid" svg:stroke-width="0.026cm" svg:stroke-color="#000000" draw:marker-end="Small_20_Arrow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5" style:family="graphic" style:parent-style-name="measure">
      <style:graphic-properties draw:textarea-horizontal-align="center" draw:textarea-vertical-align="middle" draw:show-unit="true"/>
    </style:style>
    <style:style style:name="gr106" style:family="graphic" style:parent-style-name="standard">
      <style:graphic-properties svg:stroke-color="#808080" draw:fill="none" draw:textarea-horizontal-align="justify" draw:textarea-vertical-align="middle" draw:auto-grow-height="false" fo:min-height="0.775cm" fo:min-width="0.804cm" fo:wrap-option="no-wrap"/>
    </style:style>
    <style:style style:name="gr107" style:family="graphic" style:parent-style-name="standard">
      <style:graphic-properties svg:stroke-color="#666666" draw:fill="none" draw:textarea-horizontal-align="justify" draw:textarea-vertical-align="middle" draw:auto-grow-height="false" fo:min-height="0.775cm" fo:min-width="0.804cm" fo:wrap-option="no-wrap"/>
    </style:style>
    <style:style style:name="gr10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2.655cm" fo:min-width="5.801cm"/>
    </style:style>
    <style:style style:name="gr112" style:family="graphic" style:parent-style-name="standard">
      <style:graphic-properties svg:stroke-color="#ff0000" draw:fill="none" draw:textarea-horizontal-align="justify" draw:textarea-vertical-align="middle" draw:auto-grow-height="false" fo:min-height="0.941cm" fo:min-width="1.947cm" fo:wrap-option="no-wrap"/>
    </style:style>
    <style:style style:name="gr1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79cm" svg:stroke-color="#3333cc" draw:marker-end="Arrowheads_20_1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8" style:family="graphic" style:parent-style-name="standard">
      <style:graphic-properties draw:stroke="solid" svg:stroke-width="0.079cm" svg:stroke-color="#3333cc" draw:marker-end="Arrowheads_20_1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solid" svg:stroke-width="0.079cm" svg:stroke-color="#3333cc" draw:marker-end="Arrowheads_20_1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solid" svg:stroke-width="0.079cm" svg:stroke-color="#3333cc" draw:marker-end="Arrowheads_20_1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5" style:family="graphic" style:parent-style-name="standard">
      <style:graphic-properties draw:stroke="solid" svg:stroke-width="0.079cm" svg:stroke-color="#3333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6" style:family="graphic" style:parent-style-name="standard">
      <style:graphic-properties draw:fill="none" draw:textarea-horizontal-align="justify" draw:textarea-vertical-align="middle" draw:auto-grow-height="false" fo:min-height="8.584cm" fo:min-width="21.136cm"/>
    </style:style>
    <style:style style:name="gr137" style:family="graphic" style:parent-style-name="standard" style:list-style-name="L6">
      <style:graphic-properties draw:stroke="solid" svg:stroke-color="#ff3333" draw:fill="none" draw:fill-color="#ff333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6">
      <style:graphic-properties draw:stroke="solid" svg:stroke-color="#ff3333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outline1">
      <style:graphic-properties draw:auto-grow-height="true" fo:min-height="12.891cm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1.91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fo:min-height="12.718cm"/>
    </style:style>
    <style:style style:name="pr6" style:family="presentation" style:parent-style-name="Default-outline1">
      <style:graphic-properties fo:min-height="6.148cm"/>
    </style:style>
    <style:style style:name="pr7" style:family="presentation" style:parent-style-name="Default-outline1">
      <style:graphic-properties fo:min-height="3.69cm"/>
    </style:style>
    <style:style style:name="pr8" style:family="presentation" style:parent-style-name="Default-outline1" style:list-style-name="L5">
      <style:graphic-properties draw:auto-grow-height="true" fo:min-height="12.891cm"/>
    </style:style>
    <style:style style:name="pr9" style:family="presentation" style:parent-style-name="Default-outline1">
      <style:graphic-properties fo:min-height="7.915cm"/>
    </style:style>
    <style:style style:name="pr10" style:family="presentation" style:parent-style-name="Default-outline1">
      <style:graphic-properties fo:min-height="10.903cm"/>
    </style:style>
    <style:style style:name="pr11" style:family="presentation" style:parent-style-name="Default-outline1" style:list-style-name="L5">
      <style:graphic-properties draw:auto-grow-height="true" fo:min-height="13.115cm"/>
    </style:style>
    <style:style style:name="pr12" style:family="presentation" style:parent-style-name="Default-outline1">
      <style:graphic-properties fo:min-height="10.555cm"/>
    </style:style>
    <style:style style:name="pr13" style:family="presentation" style:parent-style-name="Default-title">
      <style:graphic-properties draw:stroke="none" draw:fill="none" draw:fill-color="#00cc99" draw:textarea-horizontal-align="left" draw:textarea-vertical-align="middle" draw:auto-grow-height="false" draw:auto-grow-width="false" fo:min-height="2.25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fo:min-height="0.988cm"/>
    </style:style>
    <style:style style:name="pr16" style:family="presentation" style:parent-style-name="Default-title">
      <style:graphic-properties draw:stroke="none" draw:fill="none" fo:min-height="0.90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6.703cm" style:use-optimal-column-width="false"/>
    </style:style>
    <style:style style:name="co4" style:family="table-column">
      <style:table-column-properties style:column-width="9.261cm" style:use-optimal-column-width="false"/>
    </style:style>
    <style:style style:name="co5" style:family="table-column">
      <style:table-column-properties style:column-width="10.6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1.061cm"/>
    </style:style>
    <style:style style:name="ro4" style:family="table-row">
      <style:table-row-properties style:row-height="3.393cm"/>
    </style:style>
    <style:style style:name="ro5" style:family="table-row">
      <style:table-row-properties style:row-height="3.68cm"/>
    </style:style>
    <style:style style:name="ro6" style:family="table-row">
      <style:table-row-properties style:row-height="2.624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text-properties style:font-name="Liberation Sans1" fo:font-size="18pt" style:font-size-asian="18pt" style:font-size-complex="18pt"/>
    </style:style>
    <style:style style:name="ce3" style:family="table-cell">
      <loext:graphic-properties style:repeat="repeat" draw:textarea-vertical-align="middle"/>
      <style:text-properties fo:font-size="18pt" style:font-size-asian="18pt" style:font-size-complex="18pt"/>
    </style:style>
    <style:style style:name="ce4" style:family="table-cell">
      <loext:graphic-properties style:repeat="repeat" draw:textarea-vertical-align="middle"/>
    </style:style>
    <style:style style:name="ce5" style:family="table-cell">
      <loext:graphic-properties style:repeat="repeat"/>
      <style:text-properties style:font-name="Liberation Sans1" fo:font-size="18pt" style:font-size-asian="18pt" style:font-size-complex="18pt"/>
    </style:style>
    <style:style style:name="ce6" style:family="table-cell">
      <loext:graphic-properties style:repeat="repeat"/>
      <style:paragraph-properties fo:text-align="center"/>
    </style:style>
    <style:style style:name="ce7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90%" fo:text-indent="0cm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solid" draw:fill-color="#cccc99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ff3333" style:font-name="Liberation Sans1" fo:font-size="12pt" style:font-size-asian="12pt" style:font-size-complex="12pt"/>
    </style:style>
    <style:style style:name="P11" style:family="paragraph">
      <loext:graphic-properties draw:fill="solid" draw:fill-color="#cccccc"/>
      <style:paragraph-properties fo:text-align="center"/>
      <style:text-properties style:font-name="Liberation Sans1" fo:font-size="12pt" style:font-size-asian="12pt" style:font-size-complex="12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14" style:family="paragraph">
      <loext:graphic-properties draw:fill="solid" draw:fill-color="#3333cc"/>
      <style:paragraph-properties style:writing-mode="lr-tb" style:font-independent-line-spacing="true"/>
      <style:text-properties fo:font-size="18pt"/>
    </style:style>
    <style:style style:name="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Bitstream Vera Sans3" fo:font-size="18pt" style:font-size-asian="20pt" style:font-size-complex="20pt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8pt" style:font-size-asian="20pt" style:font-size-complex="20pt"/>
    </style:style>
    <style:style style:name="P22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14pt" style:font-size-asian="14pt" style:font-size-complex="14pt"/>
    </style:style>
    <style:style style:name="P24" style:family="paragraph">
      <loext:graphic-properties draw:fill="none"/>
      <style:paragraph-properties fo:margin-left="0cm" fo:margin-right="0cm" fo:line-height="100%" fo:text-align="center" fo:text-indent="0cm"/>
      <style:text-properties fo:font-size="14pt" style:font-size-asian="14pt" style:font-size-complex="14pt"/>
    </style:style>
    <style:style style:name="P25" style:family="paragraph">
      <style:paragraph-properties fo:margin-left="0cm" fo:margin-right="0cm" fo:line-height="100%" fo:text-align="end" fo:text-indent="0cm"/>
    </style:style>
    <style:style style:name="P26" style:family="paragraph">
      <loext:graphic-properties draw:fill="solid" draw:fill-color="#cccc99"/>
      <style:paragraph-properties fo:margin-left="0cm" fo:margin-right="0cm" fo:line-height="100%" fo:text-align="end" fo:text-indent="0cm"/>
      <style:text-properties fo:font-size="24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="solid" draw:fill-color="#cccc99"/>
      <style:paragraph-properties fo:margin-left="0cm" fo:margin-right="0cm" fo:line-height="100%" fo:text-indent="0cm"/>
      <style:text-properties fo:font-size="24pt"/>
    </style:style>
    <style:style style:name="P31" style:family="paragraph">
      <loext:graphic-properties draw:fill="solid" draw:fill-color="#ff3333"/>
    </style:style>
    <style:style style:name="P32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33" style:family="paragraph">
      <loext:graphic-properties draw:fill="solid" draw:fill-color="#cccc99"/>
      <style:paragraph-properties fo:margin-left="0cm" fo:margin-right="0cm" fo:line-height="100%" fo:text-align="center" fo:text-indent="0cm" style:writing-mode="lr-tb" style:font-independent-line-spacing="true"/>
      <style:text-properties fo:font-size="14pt" style:font-size-asian="14pt" style:font-size-complex="14pt"/>
    </style:style>
    <style:style style:name="P34" style:family="paragraph">
      <loext:graphic-properties draw:fill="none"/>
      <style:text-properties style:font-name="Liberation Sans1" fo:font-size="14pt" style:font-size-asian="14pt" style:font-size-complex="14pt"/>
    </style:style>
    <style:style style:name="P35" style:family="paragraph">
      <style:text-properties style:font-name="Liberation Sans1" fo:font-size="14pt" style:font-size-asian="14pt" style:font-size-complex="14pt"/>
    </style:style>
    <style:style style:name="P36" style:family="paragraph">
      <loext:graphic-properties draw:fill="solid" draw:fill-color="#ff0000"/>
    </style:style>
    <style:style style:name="P3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246cm" fo:margin-bottom="0cm" fo:text-indent="0cm"/>
    </style:style>
    <style:style style:name="P41" style:family="paragraph">
      <style:paragraph-properties fo:margin-left="0cm" fo:margin-right="0cm" fo:text-align="end" fo:text-indent="0cm"/>
    </style:style>
    <style:style style:name="P42" style:family="paragraph">
      <loext:graphic-properties draw:fill="none" draw:fill-color="#00cc99"/>
      <style:paragraph-properties fo:text-align="end" style:writing-mode="lr-tb" style:font-independent-line-spacing="true"/>
    </style:style>
    <style:style style:name="P43" style:family="paragraph">
      <style:text-properties style:font-name="Bitstream Vera Sans3" fo:font-size="18pt" style:font-size-asian="18pt" style:font-size-complex="18pt"/>
    </style:style>
    <style:style style:name="P44" style:family="paragraph">
      <loext:graphic-properties draw:fill="none"/>
      <style:paragraph-properties fo:margin-left="0cm" fo:margin-right="0cm" fo:line-height="100%" fo:text-align="center" fo:text-indent="0cm"/>
      <style:text-properties fo:font-size="15pt" style:font-size-asian="15pt" style:font-size-complex="15pt"/>
    </style:style>
    <style:style style:name="P45" style:family="paragraph">
      <loext:graphic-properties draw:fill="solid" draw:fill-color="#ffffff"/>
      <style:paragraph-properties style:writing-mode="lr-tb" style:font-independent-line-spacing="true"/>
    </style:style>
    <style:style style:name="P4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Liberation Mono2" fo:font-weight="bold" style:font-weight-asian="bold" style:font-weight-complex="bold"/>
    </style:style>
    <style:style style:name="P48" style:family="paragraph">
      <loext:graphic-properties draw:fill="none"/>
      <style:text-properties style:font-name="Bitstream Vera Sans3" fo:font-size="14pt" style:font-size-asian="14pt" style:font-size-complex="14pt"/>
    </style:style>
    <style:style style:name="P49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color="#ff3333" fo:font-weight="bold" style:font-weight-asian="bold" style:font-weight-complex="bold"/>
    </style:style>
    <style:style style:name="P50" style:family="paragraph">
      <loext:graphic-properties draw:fill="none"/>
      <style:paragraph-properties fo:text-align="center"/>
      <style:text-properties style:font-name="Bitstream Vera Sans3" fo:font-size="20pt" style:font-size-asian="20pt" style:font-size-complex="20pt"/>
    </style:style>
    <style:style style:name="P51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color="#ff3333" fo:font-size="24pt" fo:font-weight="bold" style:font-weight-asian="bold" style:font-weight-complex="bold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loext:graphic-properties draw:fill="none"/>
      <style:paragraph-properties fo:text-align="center"/>
      <style:text-properties fo:color="#ff0000" style:font-name="Bitstream Vera Sans3" fo:font-size="18pt" style:font-size-asian="18pt" style:font-size-complex="18pt"/>
    </style:style>
    <style:style style:name="P54" style:family="paragraph">
      <loext:graphic-properties draw:fill="none"/>
      <style:paragraph-properties fo:margin-left="0cm" fo:margin-right="0cm" fo:text-indent="0cm"/>
      <style:text-properties fo:font-size="22pt" style:font-size-asian="22pt" style:font-size-complex="22pt"/>
    </style:style>
    <style:style style:name="P55" style:family="paragraph">
      <loext:graphic-properties draw:fill="none"/>
      <style:paragraph-properties fo:margin-left="0cm" fo:margin-right="0cm" fo:line-height="100%" fo:text-align="center" fo:text-indent="0cm"/>
      <style:text-properties fo:font-size="24pt" style:font-size-asian="15pt" style:font-size-complex="15pt"/>
    </style:style>
    <style:style style:name="P56" style:family="paragraph">
      <loext:graphic-properties draw:fill="none" draw:fill-color="#ff3333"/>
      <style:paragraph-properties fo:margin-left="0cm" fo:margin-right="0cm" fo:line-height="100%" fo:text-indent="0cm" style:writing-mode="lr-tb" style:font-independent-line-spacing="true"/>
      <style:text-properties style:font-name="Liberation Sans1" fo:font-size="24pt"/>
    </style:style>
    <style:style style:name="T1" style:family="text">
      <style:text-properties fo:language="es" fo:country="ES" style:language-asian="es" style:country-asian="ES" style:language-complex="es" style:country-complex="ES"/>
    </style:style>
    <style:style style:name="T2" style:family="text">
      <style:text-properties fo:color="#000000" fo:font-size="24pt" fo:language="es" fo:country="ES" style:font-size-asian="24pt" style:language-asian="es" style:country-asian="ES" style:font-size-complex="24pt" style:language-complex="es" style:country-complex="ES"/>
    </style:style>
    <style:style style:name="T3" style:family="text">
      <style:text-properties fo:color="#ff0000" fo:font-size="24pt" fo:language="es" fo:country="ES" style:font-size-asian="24pt" style:language-asian="es" style:country-asian="ES" style:font-size-complex="24pt" style:language-complex="es" style:country-complex="ES"/>
    </style:style>
    <style:style style:name="T4" style:family="text">
      <style:text-properties fo:color="#ff0000" fo:font-size="20pt" fo:language="es" fo:country="ES" style:font-size-asian="20pt" style:language-asian="es" style:country-asian="ES" style:font-size-complex="20pt" style:language-complex="es" style:country-complex="ES"/>
    </style:style>
    <style:style style:name="T5" style:family="text">
      <style:text-properties fo:color="#ff3333"/>
    </style:style>
    <style:style style:name="T6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7" style:family="text">
      <style:text-properties fo:font-size="32pt" fo:language="es" fo:country="ES" style:text-underline-style="none" style:font-size-asian="32pt" style:language-asian="es" style:country-asian="ES" style:font-size-complex="32pt" style:language-complex="es" style:country-complex="ES"/>
    </style:style>
    <style:style style:name="T8" style:family="text">
      <style:text-properties fo:font-size="18pt" fo:language="es" fo:country="ES" style:text-underline-style="none" style:font-size-asian="18pt" style:language-asian="es" style:country-asian="ES" style:font-size-complex="18pt" style:language-complex="es" style:country-complex="ES"/>
    </style:style>
    <style:style style:name="T9" style:family="text">
      <style:text-properties style:font-name="Liberation Sans1" fo:font-size="12pt" style:font-size-asian="12pt" style:font-size-complex="12pt"/>
    </style:style>
    <style:style style:name="T10" style:family="text">
      <style:text-properties fo:color="#ff3333" style:font-name="Liberation Sans1" fo:font-size="12pt" style:font-size-asian="12pt" style:font-size-complex="12pt"/>
    </style:style>
    <style:style style:name="T11" style:family="text">
      <style:text-properties fo:font-size="36pt" fo:language="es" fo:country="ES" style:font-size-asian="36pt" style:language-asian="es" style:country-asian="ES" style:font-size-complex="36pt" style:language-complex="es" style:country-complex="ES"/>
    </style:style>
    <style:style style:name="T12" style:family="text">
      <style:text-properties style:font-name="Comic Sans MS" fo:font-size="18pt" fo:language="es" fo:country="ES" style:font-size-asian="20pt" style:language-asian="es" style:country-asian="ES" style:font-size-complex="20pt" style:language-complex="es" style:country-complex="ES"/>
    </style:style>
    <style:style style:name="T13" style:family="text">
      <style:text-properties style:font-name="Comic Sans MS" fo:font-size="18pt" fo:language="es" fo:country="ES" style:font-size-asian="18pt" style:language-asian="es" style:country-asian="ES" style:font-size-complex="18pt" style:language-complex="es" style:country-complex="ES"/>
    </style:style>
    <style:style style:name="T14" style:family="text">
      <style:text-properties style:font-name="Bitstream Vera Sans3" fo:font-size="18pt" fo:language="es" fo:country="ES" style:font-size-asian="20pt" style:language-asian="es" style:country-asian="ES" style:font-size-complex="20pt" style:language-complex="es" style:country-complex="ES"/>
    </style:style>
    <style:style style:name="T15" style:family="text">
      <style:text-properties style:font-name="Comic Sans MS" fo:font-size="18pt" fo:language="es" fo:country="ES" style:font-size-asian="16pt" style:language-asian="es" style:country-asian="ES" style:font-size-complex="16pt" style:language-complex="es" style:country-complex="ES"/>
    </style:style>
    <style:style style:name="T16" style:family="text">
      <style:text-properties style:font-name="Comic Sans MS" fo:font-size="8pt" fo:language="es" fo:country="ES" style:font-size-asian="8pt" style:language-asian="es" style:country-asian="ES" style:font-size-complex="8pt" style:language-complex="es" style:country-complex="ES"/>
    </style:style>
    <style:style style:name="T17" style:family="text">
      <style:text-properties style:font-name="Comic Sans MS" fo:font-size="14pt" fo:language="es" fo:country="ES" style:font-size-asian="14pt" style:language-asian="es" style:country-asian="ES" style:font-size-complex="14pt" style:language-complex="es" style:country-complex="ES"/>
    </style:style>
    <style:style style:name="T18" style:family="text">
      <style:text-properties style:font-name="Bitstream Vera Sans3" fo:font-size="18pt" style:font-size-asian="18pt" style:font-size-complex="18pt"/>
    </style:style>
    <style:style style:name="T19" style:family="text">
      <style:text-properties style:font-name="Liberation Sans1" fo:font-size="14pt" style:font-size-asian="14pt" style:font-size-complex="14pt"/>
    </style:style>
    <style:style style:name="T20" style:family="text">
      <style:text-properties style:font-name="Liberation Mono2"/>
    </style:style>
    <style:style style:name="T21" style:family="text">
      <style:text-properties style:font-name="Courier New2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2" style:family="text">
      <style:text-properties style:font-name="Symbol1" fo:font-size="24pt" fo:language="en" fo:country="US" fo:font-weight="bold" style:font-name-asian="Symbol1" style:font-size-asian="24pt" style:language-asian="en" style:country-asian="US" style:font-weight-asian="bold" style:font-name-complex="Symbol1" style:font-size-complex="24pt" style:language-complex="en" style:country-complex="US" style:font-weight-complex="bold"/>
    </style:style>
    <style:style style:name="T23" style:family="text">
      <style:text-properties style:font-name="Symbol1" fo:font-size="20pt" fo:language="en" fo:country="US" fo:font-weight="bold" style:font-name-asian="Symbol1" style:font-size-asian="20pt" style:language-asian="en" style:country-asian="US" style:font-weight-asian="bold" style:font-name-complex="Symbol1" style:font-size-complex="20pt" style:language-complex="en" style:country-complex="US" style:font-weight-complex="bold"/>
    </style:style>
    <style:style style:name="T24" style:family="text">
      <style:text-properties fo:color="#ff0000" fo:font-size="28pt" fo:language="es" fo:country="ES" style:text-underline-style="none" style:font-size-asian="28pt" style:language-asian="es" style:country-asian="ES" style:font-size-complex="28pt" style:language-complex="es" style:country-complex="ES"/>
    </style:style>
    <style:style style:name="T25" style:family="text">
      <style:text-properties style:font-name="Liberation Mono2" fo:font-weight="bold" style:font-weight-asian="bold" style:font-weight-complex="bold"/>
    </style:style>
    <style:style style:name="T26" style:family="text">
      <style:text-properties style:font-name="Courier New2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27" style:family="text">
      <style:text-properties style:font-name="Symbol1" fo:font-size="20pt" fo:language="es" fo:country="ES" fo:font-weight="bold" style:font-name-asian="Symbol1" style:font-size-asian="20pt" style:language-asian="es" style:country-asian="ES" style:font-weight-asian="bold" style:font-name-complex="Symbol1" style:font-size-complex="20pt" style:language-complex="es" style:country-complex="ES" style:font-weight-complex="bold"/>
    </style:style>
    <style:style style:name="T28" style:family="text">
      <style:text-properties style:font-name="Courier New2" fo:font-size="20pt" fo:language="es" fo:country="ES" fo:font-style="normal" fo:font-weight="bold" style:font-size-asian="20pt" style:language-asian="es" style:country-asian="ES" style:font-style-asian="normal" style:font-weight-asian="bold" style:font-size-complex="20pt" style:language-complex="es" style:country-complex="ES" style:font-style-complex="normal" style:font-weight-complex="bold"/>
    </style:style>
    <style:style style:name="T29" style:family="text">
      <style:text-properties style:font-name="Bitstream Vera Sans3" fo:font-size="20pt" fo:language="es" fo:country="ES" fo:font-style="normal" fo:font-weight="normal" style:font-size-asian="20pt" style:language-asian="es" style:country-asian="ES" style:font-style-asian="normal" style:font-weight-asian="normal" style:font-size-complex="20pt" style:language-complex="es" style:country-complex="ES" style:font-style-complex="normal" style:font-weight-complex="normal"/>
    </style:style>
    <style:style style:name="T30" style:family="text">
      <style:text-properties style:font-name="Symbol1" fo:font-size="20pt" fo:language="es" fo:country="ES" fo:font-style="normal" fo:font-weight="bold" style:font-name-asian="Symbol1" style:font-size-asian="20pt" style:language-asian="es" style:country-asian="ES" style:font-style-asian="normal" style:font-weight-asian="bold" style:font-name-complex="Symbol1" style:font-size-complex="20pt" style:language-complex="es" style:country-complex="ES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style:use-window-font-color="true" style:font-name="Comic Sans MS" fo:font-size="20pt" fo:language="es" fo:country="ES" style:font-size-asian="20pt" style:language-asian="es" style:country-asian="ES" style:font-size-complex="20pt" style:language-complex="es" style:country-complex="ES"/>
    </style:style>
    <style:style style:name="T33" style:family="text">
      <style:text-properties style:use-window-font-color="true" style:font-name="Courier New2" fo:font-size="20pt" fo:language="es" fo:country="ES" fo:font-weight="bold" style:font-size-asian="20pt" style:language-asian="es" style:country-asian="ES" style:font-weight-asian="bold" style:font-size-complex="20pt" style:language-complex="es" style:country-complex="ES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3333" fo:font-weight="bold" style:font-weight-asian="bold" style:font-weight-complex="bold"/>
    </style:style>
    <style:style style:name="T36" style:family="text">
      <style:text-properties fo:color="#000000" style:font-name="Courier New2" fo:font-size="24pt" fo:language="es" fo:country="ES" style:font-size-asian="24pt" style:language-asian="es" style:country-asian="ES" style:font-size-complex="24pt" style:language-complex="es" style:country-complex="ES"/>
    </style:style>
    <style:style style:name="T37" style:family="text">
      <style:text-properties fo:font-size="28pt" fo:language="es" fo:country="ES" style:font-size-asian="28pt" style:language-asian="es" style:country-asian="ES" style:font-size-complex="28pt" style:language-complex="es" style:country-complex="ES"/>
    </style:style>
    <style:style style:name="T38" style:family="text">
      <style:text-properties style:font-name="Liberation Mono2" fo:font-size="18pt" style:font-size-asian="18pt" style:font-size-complex="18pt"/>
    </style:style>
    <style:style style:name="T39" style:family="text">
      <style:text-properties style:font-name="Liberation Mono2" fo:font-size="15pt" fo:language="es" fo:country="ES" fo:font-weight="bold" style:font-size-asian="15pt" style:language-asian="es" style:country-asian="ES" style:font-weight-asian="bold" style:font-size-complex="15pt" style:language-complex="es" style:country-complex="ES" style:font-weight-complex="bold"/>
    </style:style>
    <style:style style:name="T40" style:family="text">
      <style:text-properties style:font-name="Liberation Mono2" fo:font-size="15pt" fo:language="es" fo:country="ES" style:font-size-asian="15pt" style:language-asian="es" style:country-asian="ES" style:font-size-complex="15pt" style:language-complex="es" style:country-complex="ES"/>
    </style:style>
    <style:style style:name="T41" style:family="text">
      <style:text-properties fo:color="#3333cc" style:font-name="Liberation Mono2" fo:font-size="15pt" fo:language="es" fo:country="ES" style:font-size-asian="15pt" style:language-asian="es" style:country-asian="ES" style:font-size-complex="15pt" style:language-complex="es" style:country-complex="ES"/>
    </style:style>
    <style:style style:name="T42" style:family="text">
      <style:text-properties fo:color="#ff0000" style:font-name="Liberation Mono2" fo:font-size="15pt" fo:language="es" fo:country="ES" style:font-size-asian="15pt" style:language-asian="es" style:country-asian="ES" style:font-size-complex="15pt" style:language-complex="es" style:country-complex="ES"/>
    </style:style>
    <style:style style:name="T43" style:family="text">
      <style:text-properties fo:color="#ff3333" style:font-name="Liberation Mono2" fo:font-size="15pt" fo:language="es" fo:country="ES" style:font-size-asian="15pt" style:language-asian="es" style:country-asian="ES" style:font-size-complex="15pt" style:language-complex="es" style:country-complex="ES"/>
    </style:style>
    <style:style style:name="T44" style:family="text">
      <style:text-properties style:font-name="Liberation Mono2" fo:font-size="15pt" fo:language="es" fo:country="ES" fo:font-weight="normal" style:font-size-asian="15pt" style:language-asian="es" style:country-asian="ES" style:font-weight-asian="normal" style:font-size-complex="15pt" style:language-complex="es" style:country-complex="ES" style:font-weight-complex="normal"/>
    </style:style>
    <style:style style:name="T45" style:family="text">
      <style:text-properties fo:font-size="15pt" fo:language="es" fo:country="ES" style:font-size-asian="15pt" style:language-asian="es" style:country-asian="ES" style:font-size-complex="15pt" style:language-complex="es" style:country-complex="ES"/>
    </style:style>
    <style:style style:name="T46" style:family="text">
      <style:text-properties style:font-name="Arial" fo:font-size="14pt" fo:language="es" fo:country="ES" style:font-size-asian="14pt" style:language-asian="es" style:country-asian="ES" style:font-size-complex="14pt" style:language-complex="es" style:country-complex="ES"/>
    </style:style>
    <style:style style:name="T47" style:family="text">
      <style:text-properties style:font-name="Comic Sans MS" fo:font-size="16pt" fo:language="es" fo:country="ES" style:font-size-asian="16pt" style:language-asian="es" style:country-asian="ES" style:font-size-complex="16pt" style:language-complex="es" style:country-complex="ES"/>
    </style:style>
    <style:style style:name="T48" style:family="text">
      <style:text-properties style:font-name="Comic Sans MS"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49" style:family="text">
      <style:text-properties fo:color="#ff0000" style:font-name="Liberation Mono2" fo:language="es" fo:country="ES" fo:font-weight="bold" style:language-asian="es" style:country-asian="ES" style:font-weight-asian="bold" style:language-complex="es" style:country-complex="ES" style:font-weight-complex="bold"/>
    </style:style>
    <style:style style:name="T50" style:family="text">
      <style:text-properties style:font-name="Bitstream Vera Sans3" fo:font-size="14pt" style:font-size-asian="14pt" style:font-size-complex="14pt"/>
    </style:style>
    <style:style style:name="T51" style:family="text">
      <style:text-properties fo:color="#ff3333" style:font-name="Comic Sans MS"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52" style:family="text">
      <style:text-properties style:font-name="Liberation Sans1" fo:font-size="18pt" style:font-size-asian="18pt" style:font-size-complex="18pt"/>
    </style:style>
    <style:style style:name="T53" style:family="text">
      <style:text-properties style:font-name="Bitstream Vera Sans3" fo:font-size="20pt" style:font-size-asian="20pt" style:font-size-complex="20pt"/>
    </style:style>
    <style:style style:name="T54" style:family="text">
      <style:text-properties fo:color="#ff0000" style:font-name="Bitstream Vera Sans3" fo:font-size="18pt" style:font-size-asian="18pt" style:font-size-complex="18pt"/>
    </style:style>
    <style:style style:name="T55" style:family="text">
      <style:text-properties fo:color="#ff0000" style:font-name="Comic Sans MS" fo:font-size="18pt" fo:language="es" fo:country="ES" style:font-size-asian="18pt" style:language-asian="es" style:country-asian="ES" style:font-size-complex="18pt" style:language-complex="es" style:country-complex="ES"/>
    </style:style>
    <style:style style:name="T56" style:family="text">
      <style:text-properties fo:color="#ff0000" style:font-name="Arial" fo:language="es" fo:country="ES" style:language-asian="es" style:country-asian="ES" style:language-complex="es" style:country-complex="ES"/>
    </style:style>
    <style:style style:name="T57" style:family="text">
      <style:text-properties fo:color="#ff0000" style:font-name="Arial" fo:font-size="24pt" fo:language="es" fo:country="ES" style:language-asian="es" style:country-asian="ES" style:language-complex="es" style:country-complex="ES"/>
    </style:style>
    <style:style style:name="T58" style:family="text">
      <style:text-properties style:font-name="Arial" fo:font-size="18pt" fo:language="es" fo:country="ES" style:font-size-asian="18pt" style:language-asian="es" style:country-asian="ES" style:font-size-complex="18pt" style:language-complex="es" style:country-complex="ES"/>
    </style:style>
    <style:style style:name="T59" style:family="text">
      <style:text-properties fo:font-size="22pt" fo:language="es" fo:country="ES" style:text-underline-style="none" style:font-size-asian="22pt" style:language-asian="es" style:country-asian="ES" style:font-size-complex="22pt" style:language-complex="es" style:country-complex="ES"/>
    </style:style>
    <style:style style:name="T60" style:family="text">
      <style:text-properties fo:color="#ffffff"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style:font-name="Liberation Mono2" fo:font-size="15pt" fo:language="es" fo:country="ES" fo:font-style="italic" fo:font-weight="bold" style:font-size-asian="15pt" style:language-asian="es" style:country-asian="ES" style:font-style-asian="italic" style:font-weight-asian="bold" style:font-size-complex="15pt" style:language-complex="es" style:country-complex="ES" style:font-style-complex="italic" style:font-weight-complex="bold"/>
    </style:style>
    <style:style style:name="T63" style:family="text">
      <style:text-properties fo:color="#ff0000" style:font-name="Liberation Sans1" fo:font-size="18pt" fo:language="es" fo:country="ES" style:font-size-asian="18pt" style:language-asian="es" style:country-asian="ES" style:font-size-complex="18pt" style:language-complex="es" style:country-complex="ES"/>
    </style:style>
    <text:list-style style:name="L1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85%"/>
      </text:list-level-style-number>
      <text:list-level-style-bullet text:level="2" text:bullet-char="">
        <style:list-level-properties text:space-before="1.27cm" text:min-label-width="0.793cm"/>
        <style:text-properties fo:font-family="ZapfDingbats" style:font-family-generic="decorative" style:font-pitch="variable" style:font-charset="x-symbol" fo:color="#3333cc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3" draw:layer="layout" svg:width="11.497cm" svg:height="12.891cm" svg:x="2.608cm" svg:y="5.428cm" presentation:class="outline">
          <draw:text-box>
            <text:list text:style-name="L2">
              <text:list-item>
                <text:p text:style-name="P3"><text:span text:style-name="T2">3.1 Servicios de la capa transporte</text:span></text:p>
              </text:list-item>
              <text:list-item>
                <text:p text:style-name="P3"><text:span text:style-name="T2">3.2 Multiplexing y demultiplexing</text:span></text:p>
              </text:list-item>
              <text:list-item>
                <text:p text:style-name="P3"><text:span text:style-name="T2">3.3 Transporte sin conexión: UDP</text:span></text:p>
              </text:list-item>
              <text:list-item>
                <text:p text:style-name="P3"><text:span text:style-name="T2">3.4 Principios de transferencia confiable de datos</text:span></text:p>
              </text:list-item>
            </text:list>
          </draw:text-box>
        </draw:frame>
        <draw:frame presentation:style-name="pr2" draw:text-style-name="P4" draw:layer="layout" svg:width="11.497cm" svg:height="12.891cm" svg:x="14.681cm" svg:y="5.428cm" presentation:class="outline">
          <draw:text-box>
            <text:list text:style-name="L2">
              <text:list-item>
                <text:p text:style-name="P4"><text:span text:style-name="T3">3.5 Transporte orientado a la conexión: TCP</text:span></text:p>
                <text:list>
                  <text:list-item>
                    <text:p text:style-name="P1"><text:span text:style-name="T4">Estructura de un segmento</text:span></text:p>
                  </text:list-item>
                  <text:list-item>
                    <text:p text:style-name="P1"><text:span text:style-name="T4">Transferencia confiable de datos</text:span></text:p>
                  </text:list-item>
                  <text:list-item>
                    <text:p text:style-name="P1"><text:span text:style-name="T4">Control de flujo</text:span></text:p>
                  </text:list-item>
                  <text:list-item>
                    <text:p text:style-name="P1"><text:span text:style-name="T4">Gestión de la conexión</text:span></text:p>
                  </text:list-item>
                </text:list>
              </text:list-item>
              <text:list-item>
                <text:p text:style-name="P4"><text:span text:style-name="T2">3.6 Principios del control de congestión</text:span></text:p>
              </text:list-item>
              <text:list-item>
                <text:p text:style-name="P4"><text:span text:style-name="T2">3.7 Control de congestión en TCP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1" draw:layer="layout" svg:width="11.497cm" svg:height="12.891cm" svg:x="2.608cm" svg:y="5.428cm" presentation:class="outline">
          <draw:text-box>
            <text:list text:style-name="L2">
              <text:list-item>
                <text:p text:style-name="P1">3.1 Servicios de la capa transporte</text:p>
              </text:list-item>
              <text:list-item>
                <text:p text:style-name="P1">3.2 Multiplexing y demultiplexing</text:p>
              </text:list-item>
              <text:list-item>
                <text:p text:style-name="P1">3.3 Transporte sin conexión: UDP</text:p>
              </text:list-item>
              <text:list-item>
                <text:p text:style-name="P1">3.4 Principios de transferencia confiable de datos</text:p>
              </text:list-item>
            </text:list>
          </draw:text-box>
        </draw:frame>
        <draw:frame presentation:style-name="pr2" draw:text-style-name="P1" draw:layer="layout" svg:width="11.497cm" svg:height="12.891cm" svg:x="14.681cm" svg:y="5.428cm" presentation:class="outline">
          <draw:text-box>
            <text:list text:style-name="L2">
              <text:list-item>
                <text:p text:style-name="P1"><text:span text:style-name="T5">3.5 Transporte orientado a la conexión: TCP</text:span></text:p>
                <text:list>
                  <text:list-item>
                    <text:p text:style-name="P1"><text:span text:style-name="T5">Estructura de un segmento</text:span></text:p>
                  </text:list-item>
                  <text:list-item>
                    <text:p text:style-name="P1"><text:span text:style-name="T5">Transferencia confiable de datos</text:span></text:p>
                  </text:list-item>
                  <text:list-item>
                    <text:p text:style-name="P1"><text:span text:style-name="T5">Control de flujo</text:span></text:p>
                  </text:list-item>
                  <text:list-item>
                    <text:p text:style-name="P1"><text:span text:style-name="T5">Administración de conexión</text:span></text:p>
                  </text:list-item>
                </text:list>
              </text:list-item>
              <text:list-item>
                <text:p text:style-name="P1">3.6 Principios del control de congestión</text:p>
              </text:list-item>
              <text:list-item>
                <text:p text:style-name="P1">3.7 Control de congestión en TC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6">TCP, Generalidades</text:span><text:span text:style-name="T7"> </text:span><text:span text:style-name="T8">RFCs: 793, 1122, 1323, 2018, 2581</text:span></text:p>
              </text:list-header>
            </text:list>
          </draw:text-box>
        </draw:frame>
        <draw:frame presentation:style-name="pr2" draw:layer="layout" svg:width="11.497cm" svg:height="12.891cm" svg:x="2.608cm" svg:y="5.428cm" presentation:class="outline">
          <draw:text-box>
            <text:list text:style-name="L2">
              <text:list-item>
                <text:p><text:span text:style-name="T5">Punto a punto</text:span>, un Tx y un Rx</text:p>
              </text:list-item>
              <text:list-item>
                <text:p><text:span text:style-name="T5">Confiable</text:span></text:p>
                <text:list>
                  <text:list-item>
                    <text:p>Flujo de bytes <text:span text:style-name="T5">ordenado</text:span></text:p>
                  </text:list-item>
                  <text:list-item>
                    <text:p>No hay límites de inicio o fin de mensaje</text:p>
                  </text:list-item>
                </text:list>
              </text:list-item>
              <text:list-item>
                <text:p>Usa <text:span text:style-name="T5">pipeline</text:span></text:p>
                <text:list>
                  <text:list-item>
                    <text:p>Tamaño de la ventana TCP es definido por el <text:span text:style-name="T5">control de congestión</text:span> y <text:span text:style-name="T5">control de flujo</text:span></text:p>
                  </text:list-item>
                </text:list>
              </text:list-item>
            </text:list>
          </draw:text-box>
        </draw:frame>
        <draw:frame presentation:style-name="pr2" draw:layer="layout" svg:width="11.497cm" svg:height="12.891cm" svg:x="14.681cm" svg:y="5.428cm" presentation:class="outline">
          <draw:text-box>
            <text:list text:style-name="L2">
              <text:list-item>
                <text:p>Usa <text:span text:style-name="T5">buffering en Tx &amp; Rx</text:span></text:p>
              </text:list-item>
              <text:list-item>
                <text:p>Transferencia <text:span text:style-name="T5">full duplex</text:span> (en ambos sentidos)</text:p>
                <text:list>
                  <text:list-item>
                    <text:p>Flujo bidireccional de datos en la misma conexión</text:p>
                  </text:list-item>
                  <text:list-item>
                    <text:p><text:span text:style-name="T5">MSS</text:span>: maximum segment size</text:p>
                  </text:list-item>
                </text:list>
              </text:list-item>
              <text:list-item>
                <text:p>Orientado a la conexión</text:p>
                <text:list>
                  <text:list-item>
                    <text:p><text:span text:style-name="T5">Handshaking</text:span> (intercambio de mensajes de control) inicializa al Tx y Rx antes del intercambio de datos</text:p>
                  </text:list-item>
                </text:list>
              </text:list-item>
              <text:list-item>
                <text:p>Usa <text:span text:style-name="T5">control de flujo</text:span></text:p>
                <text:list>
                  <text:list-item>
                    <text:p>Tx no sobrecargará al Rx</text:p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.473cm" svg:height="5.127cm" svg:x="9.776cm" svg:y="14.1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6" draw:layer="layout" svg:width="3.473cm" svg:height="5.094cm" svg:x="3.076cm" svg:y="14.1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7" draw:layer="layout" svg:width="0.883cm" svg:height="4.958cm" draw:transform="rotate (-1.5707963267949) translate (10.737cm 19.061cm)">
              <text:p text:style-name="P7"/>
              <draw:enhanced-geometry svg:viewBox="0 0 88 21600" draw:glue-points="44 ?f6 44 0 0 10800 44 21600 88 10800" draw:text-areas="0 ?f6 88 ?f3" draw:type="can" draw:modifiers="1538.2099827883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5" draw:text-style-name="P8" draw:layer="layout" svg:width="2.255cm" svg:height="1.416cm" svg:x="3.697cm" svg:y="14.481cm">
                <text:p text:style-name="P7"><text:span text:style-name="T9">Aplicación</text:span></text:p>
                <text:p text:style-name="P7"><text:span text:style-name="T9">escribe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9" draw:layer="layout" svg:x1="4.84cm" svg:y1="15.897cm" svg:x2="4.811cm" svg:y2="17.111cm">
                <text:p/>
              </draw:line>
              <draw:g>
                <draw:line draw:style-name="gr7" draw:text-style-name="P9" draw:layer="layout" svg:x1="3.308cm" svg:y1="16.528cm" svg:x2="6.343cm" svg:y2="16.528cm">
                  <text:p/>
                </draw:line>
                <draw:frame draw:style-name="gr8" draw:text-style-name="P10" draw:layer="layout" svg:width="1.867cm" svg:height="0.767cm" svg:x="3.076cm" svg:y="15.913cm">
                  <draw:text-box>
                    <text:p><text:span text:style-name="T10">socket</text:span></text:p>
                  </draw:text-box>
                </draw:frame>
              </draw:g>
              <draw:custom-shape draw:style-name="gr9" draw:text-style-name="P11" draw:layer="layout" svg:width="1.994cm" svg:height="1.764cm" svg:x="3.828cm" svg:y="17.053cm">
                <text:p text:style-name="P7"><text:span text:style-name="T9">Buffer de</text:span></text:p>
                <text:p text:style-name="P7"><text:span text:style-name="T9">envío </text:span></text:p>
                <text:p text:style-name="P7"><text:span text:style-name="T9">TCP</text:span></text:p>
                <draw:enhanced-geometry svg:viewBox="0 0 21600 21600" draw:type="rectangle" draw:enhanced-path="M 0 0 L 21600 0 21600 21600 0 21600 0 0 Z N"/>
              </draw:custom-shape>
            </draw:g>
            <draw:polyline draw:style-name="gr10" draw:text-style-name="P9" draw:layer="layout" svg:width="0.75cm" svg:height="1.011cm" draw:transform="rotate (-1.5707963267949) translate (5.82215959630517cm 18.7876762743756cm)" svg:viewBox="0 0 751 1012" draw:points="0,1012 751,1012 751,0">
              <text:p/>
            </draw:polyline>
            <draw:g>
              <draw:g>
                <draw:custom-shape draw:style-name="gr11" draw:text-style-name="P8" draw:layer="layout" svg:width="2.254cm" svg:height="1.418cm" svg:x="10.378cm" svg:y="14.567cm">
                  <text:p text:style-name="P7"><text:span text:style-name="T9">Aplicación</text:span></text:p>
                  <text:p text:style-name="P7"><text:span text:style-name="T9">lee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12" draw:text-style-name="P9" draw:layer="layout" svg:x1="11.505cm" svg:y1="15.985cm" svg:x2="11.505cm" svg:y2="17.227cm">
                  <text:p/>
                </draw:line>
                <draw:g>
                  <draw:line draw:style-name="gr7" draw:text-style-name="P9" draw:layer="layout" svg:x1="9.988cm" svg:y1="16.515cm" svg:x2="13.023cm" svg:y2="16.515cm">
                    <text:p/>
                  </draw:line>
                  <draw:frame draw:style-name="gr13" draw:text-style-name="P10" draw:layer="layout" svg:width="1.867cm" svg:height="0.768cm" svg:x="11.428cm" svg:y="16.399cm">
                    <draw:text-box>
                      <text:p><text:span text:style-name="T10">socket</text:span></text:p>
                    </draw:text-box>
                  </draw:frame>
                </draw:g>
                <draw:custom-shape draw:style-name="gr14" draw:text-style-name="P11" draw:layer="layout" svg:width="2.023cm" svg:height="1.793cm" svg:x="10.494cm" svg:y="17.066cm">
                  <text:p text:style-name="P7"><text:span text:style-name="T9">Buffer de</text:span></text:p>
                  <text:p text:style-name="P7"><text:span text:style-name="T9">recepción</text:span></text:p>
                  <text:p text:style-name="P7"><text:span text:style-name="T9">TCP</text:span></text:p>
                  <draw:enhanced-geometry svg:viewBox="0 0 21600 21600" draw:type="rectangle" draw:enhanced-path="M 0 0 L 21600 0 21600 21600 0 21600 0 0 Z N"/>
                </draw:custom-shape>
              </draw:g>
              <draw:polyline draw:style-name="gr10" draw:text-style-name="P9" draw:layer="layout" svg:width="0.844cm" svg:height="0.606cm" svg:x="10.703cm" svg:y="18.932cm" svg:viewBox="0 0 845 607" draw:points="0,607 845,607 845,0">
                <text:p/>
              </draw:polyline>
            </draw:g>
            <draw:g>
              <draw:line draw:style-name="gr15" draw:text-style-name="P12" draw:layer="layout" svg:x1="6.417cm" svg:y1="19.537cm" svg:x2="10.001cm" svg:y2="19.537cm">
                <text:p/>
              </draw:line>
              <draw:custom-shape draw:style-name="gr16" draw:text-style-name="P13" draw:layer="layout" svg:width="2.342cm" svg:height="0.492cm" svg:x="6.822cm" svg:y="19.247cm">
                <text:p text:style-name="P7"><text:span text:style-name="T9">segmentos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Estructura de un segmento TCP</text:span></text:p>
              </text:list-header>
            </text:list>
          </draw:text-box>
        </draw:frame>
        <draw:g>
          <draw:custom-shape draw:style-name="gr17" draw:text-style-name="P14" draw:layer="layout" svg:width="12.895cm" svg:height="13.378cm" svg:x="9.265cm" svg:y="5.68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5" draw:layer="layout" svg:width="12.894cm" svg:height="13.326cm" svg:x="8.986cm" svg:y="6.006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4.786cm" svg:height="1.023cm" svg:x="9.785cm" svg:y="6.009cm">
            <text:list text:style-name="L4">
              <text:list-header>
                <text:p text:style-name="P16"><text:span text:style-name="T12">Puerto orige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17" draw:layer="layout" svg:width="5.104cm" svg:height="1.023cm" svg:x="16.016cm" svg:y="6.022cm">
            <text:list text:style-name="L4">
              <text:list-header>
                <text:p text:style-name="P16"><text:span text:style-name="T12">Puerto destin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8.997cm" svg:y1="7.045cm" svg:x2="21.876cm" svg:y2="7.058cm">
            <text:p/>
          </draw:line>
          <draw:line draw:style-name="gr21" draw:text-style-name="P18" draw:layer="layout" svg:x1="8.977cm" svg:y1="8.098cm" svg:x2="21.87cm" svg:y2="8.098cm">
            <text:p/>
          </draw:line>
          <draw:line draw:style-name="gr21" draw:text-style-name="P18" draw:layer="layout" svg:x1="15.328cm" svg:y1="7.092cm" svg:x2="15.328cm" svg:y2="6.005cm">
            <text:p/>
          </draw:line>
          <draw:custom-shape draw:style-name="gr22" draw:text-style-name="P19" draw:layer="layout" svg:width="2.669cm" svg:height="1.023cm" svg:x="13.899cm" svg:y="4.548cm">
            <text:list text:style-name="L4">
              <text:list-header>
                <text:p text:style-name="P16"><text:span text:style-name="T13">32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18" draw:layer="layout" svg:x1="17.099cm" svg:y1="5.218cm" svg:x2="21.756cm" svg:y2="5.231cm">
            <text:p/>
          </draw:line>
          <draw:line draw:style-name="gr23" draw:text-style-name="P18" draw:layer="layout" svg:x1="13.291cm" svg:y1="5.248cm" svg:x2="8.914cm" svg:y2="5.248cm">
            <text:p/>
          </draw:line>
          <draw:custom-shape draw:style-name="gr24" draw:text-style-name="P17" draw:layer="layout" svg:width="6.374cm" svg:height="2.547cm" svg:x="12.505cm" svg:y="14.172cm">
            <text:list text:style-name="L4">
              <text:list-header>
                <text:p text:style-name="P16"><text:span text:style-name="T12">Datos de la</text:span><text:span text:style-name="T12"><text:line-break/></text:span><text:span text:style-name="T12">aplicación </text:span></text:p>
                <text:p text:style-name="P16"><text:span text:style-name="T12">(longitud variable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17" draw:layer="layout" svg:width="10.195cm" svg:height="1.023cm" svg:x="10.297cm" svg:y="7.087cm">
            <text:list text:style-name="L4">
              <text:list-header>
                <text:p text:style-name="P16"><text:span text:style-name="T12">Número de secuenc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9.007cm" svg:y1="9.154cm" svg:x2="21.902cm" svg:y2="9.154cm">
            <text:p/>
          </draw:line>
          <draw:custom-shape draw:style-name="gr26" draw:text-style-name="P17" draw:layer="layout" svg:width="12.682cm" svg:height="1.023cm" svg:x="9.054cm" svg:y="8.098cm">
            <text:list text:style-name="L4">
              <text:list-header>
                <text:p text:style-name="P16"><text:span text:style-name="T12">Número de acknowledge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8.992cm" svg:y1="10.25cm" svg:x2="21.887cm" svg:y2="10.25cm">
            <text:p/>
          </draw:line>
          <draw:line draw:style-name="gr21" draw:text-style-name="P18" draw:layer="layout" svg:x1="8.977cm" svg:y1="11.333cm" svg:x2="21.87cm" svg:y2="11.333cm">
            <text:p/>
          </draw:line>
          <draw:line draw:style-name="gr21" draw:text-style-name="P18" draw:layer="layout" svg:x1="8.977cm" svg:y1="12.891cm" svg:x2="21.87cm" svg:y2="12.891cm">
            <text:p/>
          </draw:line>
          <draw:line draw:style-name="gr21" draw:text-style-name="P18" draw:layer="layout" svg:x1="15.388cm" svg:y1="11.319cm" svg:x2="15.373cm" svg:y2="9.163cm">
            <text:p/>
          </draw:line>
          <draw:custom-shape draw:style-name="gr27" draw:text-style-name="P20" draw:layer="layout" svg:width="5.988cm" svg:height="1.023cm" svg:x="15.562cm" svg:y="9.185cm">
            <text:list text:style-name="L4">
              <text:list-header>
                <text:p text:style-name="P16"><text:span text:style-name="T14">Ventana recept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" draw:text-style-name="P21" draw:layer="layout" svg:width="6.958cm" svg:height="1.023cm" svg:x="15.241cm" svg:y="10.247cm">
            <text:list text:style-name="L4">
              <text:list-header>
                <text:p text:style-name="P16"><text:span text:style-name="T12">Puntero a datos urg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3.804cm" svg:height="1.023cm" svg:x="10.262cm" svg:y="10.228cm">
            <text:list text:style-name="L4">
              <text:list-header>
                <text:p text:style-name="P16"><text:span text:style-name="T13">Checksu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14.861cm" svg:y1="10.222cm" svg:x2="14.861cm" svg:y2="9.135cm">
            <text:p/>
          </draw:line>
          <draw:line draw:style-name="gr21" draw:text-style-name="P18" draw:layer="layout" svg:x1="14.333cm" svg:y1="10.237cm" svg:x2="14.333cm" svg:y2="9.149cm">
            <text:p/>
          </draw:line>
          <draw:line draw:style-name="gr21" draw:text-style-name="P18" draw:layer="layout" svg:x1="13.789cm" svg:y1="10.237cm" svg:x2="13.789cm" svg:y2="9.149cm">
            <text:p/>
          </draw:line>
          <draw:line draw:style-name="gr21" draw:text-style-name="P18" draw:layer="layout" svg:x1="13.26cm" svg:y1="10.249cm" svg:x2="13.26cm" svg:y2="9.162cm">
            <text:p/>
          </draw:line>
          <draw:line draw:style-name="gr21" draw:text-style-name="P18" draw:layer="layout" svg:x1="12.748cm" svg:y1="10.237cm" svg:x2="12.748cm" svg:y2="9.149cm">
            <text:p/>
          </draw:line>
          <draw:line draw:style-name="gr21" draw:text-style-name="P18" draw:layer="layout" svg:x1="12.189cm" svg:y1="10.262cm" svg:x2="12.189cm" svg:y2="9.175cm">
            <text:p/>
          </draw:line>
          <draw:g>
            <draw:custom-shape draw:style-name="gr30" draw:text-style-name="P17" draw:layer="layout" svg:width="0.866cm" svg:height="1.023cm" svg:x="14.671cm" svg:y="9.251cm">
              <text:list text:style-name="L4">
                <text:list-header>
                  <text:p text:style-name="P16"><text:span text:style-name="T15">F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1" draw:text-style-name="P17" draw:layer="layout" svg:width="0.904cm" svg:height="1.023cm" svg:x="14.127cm" svg:y="9.251cm">
              <text:list text:style-name="L4">
                <text:list-header>
                  <text:p text:style-name="P16"><text:span text:style-name="T15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2" draw:text-style-name="P17" draw:layer="layout" svg:width="0.942cm" svg:height="1.023cm" svg:x="13.562cm" svg:y="9.251cm">
              <text:list text:style-name="L4">
                <text:list-header>
                  <text:p text:style-name="P16"><text:span text:style-name="T15">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3" draw:text-style-name="P17" draw:layer="layout" svg:width="0.883cm" svg:height="1.023cm" svg:x="13.045cm" svg:y="9.251cm">
              <text:list text:style-name="L4">
                <text:list-header>
                  <text:p text:style-name="P16"><text:span text:style-name="T15">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4" draw:text-style-name="P17" draw:layer="layout" svg:width="0.938cm" svg:height="1.023cm" svg:x="12.522cm" svg:y="9.251cm">
              <text:list text:style-name="L4">
                <text:list-header>
                  <text:p text:style-name="P16"><text:span text:style-name="T15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5" draw:text-style-name="P17" draw:layer="layout" svg:width="0.968cm" svg:height="1.023cm" svg:x="11.979cm" svg:y="9.251cm">
              <text:list text:style-name="L4">
                <text:list-header>
                  <text:p text:style-name="P16"><text:span text:style-name="T15">U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36" draw:text-style-name="P22" draw:layer="layout" svg:width="1.81cm" svg:height="1.275cm" svg:x="8.855cm" svg:y="9.078cm">
            <text:list text:style-name="L4">
              <text:list-item>
                <text:p text:style-name="P16"><text:span text:style-name="T16">Longitud</text:span></text:p>
              </text:list-item>
              <text:list-item>
                <text:p text:style-name="P16"><text:span text:style-name="T16">de </text:span></text:p>
              </text:list-item>
              <text:list-item>
                <text:p text:style-name="P16"><text:span text:style-name="T16">cabecera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23" draw:layer="layout" svg:width="1.268cm" svg:height="0.853cm" svg:x="10.665cm" svg:y="9.018cm">
            <text:list text:style-name="L4">
              <text:list-item>
                <text:p text:style-name="P16"><text:span text:style-name="T17">Sin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18" draw:layer="layout" svg:x1="10.54cm" svg:y1="10.237cm" svg:x2="10.54cm" svg:y2="9.149cm">
            <text:p/>
          </draw:line>
          <draw:custom-shape draw:style-name="gr38" draw:text-style-name="P17" draw:layer="layout" svg:width="9.515cm" svg:height="1.023cm" svg:x="10.606cm" svg:y="11.624cm">
            <text:list text:style-name="L4">
              <text:list-header>
                <text:p text:style-name="P16"><text:span text:style-name="T12">Opciones (longitud variable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9" draw:text-style-name="P24" draw:layer="layout" svg:width="1.378cm" svg:height="0.843cm" svg:x="10.664cm" svg:y="9.54cm">
            <draw:text-box>
              <text:list text:style-name="L4">
                <text:list-item>
                  <text:p text:style-name="P16"><text:span text:style-name="T17">uso</text:span></text:p>
                </text:list-item>
              </text:list>
            </draw:text-box>
          </draw:frame>
        </draw:g>
        <draw:custom-shape draw:style-name="gr40" draw:text-style-name="P26" draw:layer="layout" svg:width="4.291cm" svg:height="2.537cm" svg:x="2.997cm" svg:y="7.366cm">
          <text:list text:style-name="L4">
            <text:list-header>
              <text:p text:style-name="P25"><text:span text:style-name="T13">Urgent data</text:span></text:p>
              <text:p text:style-name="P25"><text:span text:style-name="T13">(raramente</text:span></text:p>
            </text:list-header>
            <text:list-item>
              <text:p text:style-name="P25"><text:span text:style-name="T13">usad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6" draw:layer="layout" svg:width="4.016cm" svg:height="1.775cm" svg:x="3.272cm" svg:y="10.081cm">
          <text:list text:style-name="L4">
            <text:list-header>
              <text:p text:style-name="P25"><text:span text:style-name="T13">Número de</text:span></text:p>
            </text:list-header>
            <text:list-item>
              <text:p text:style-name="P25"><text:span text:style-name="T13">ACK váli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6" draw:layer="layout" svg:width="6.2cm" svg:height="2.537cm" svg:x="1.089cm" svg:y="4.652cm">
          <text:list text:style-name="L4">
            <text:list-item>
              <text:p text:style-name="P27"><text:span text:style-name="T18">Push data now</text:span></text:p>
            </text:list-item>
            <text:list-item>
              <text:p text:style-name="P27"><text:span text:style-name="T18">(Entregar datos</text:span><text:span text:style-name="T18"><text:line-break/></text:span><text:span text:style-name="T18"> inmediatamente</text:span><text:span text:style-name="T13">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6" draw:layer="layout" svg:width="5.595cm" svg:height="4.061cm" svg:x="1.693cm" svg:y="12.033cm">
          <text:list text:style-name="L4">
            <text:list-header>
              <text:p text:style-name="P25"><text:span text:style-name="T13">RST, SYN, FIN</text:span></text:p>
              <text:p text:style-name="P25"><text:span text:style-name="T13">Establecimiento</text:span></text:p>
            </text:list-header>
            <text:list-item>
              <text:p text:style-name="P25"><text:span text:style-name="T13">de conexión</text:span></text:p>
              <text:p text:style-name="P25"><text:span text:style-name="T13">(comandos de</text:span></text:p>
            </text:list-item>
            <text:list-item>
              <text:p text:style-name="P25"><text:span text:style-name="T13">inicio y cierre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41" draw:text-style-name="P28" draw:layer="layout" svg:x1="7.53cm" svg:y1="5.699cm" svg:x2="13.512cm" svg:y2="9.283cm">
          <text:p/>
        </draw:line>
        <draw:line draw:style-name="gr41" draw:text-style-name="P28" draw:layer="layout" svg:x1="7.53cm" svg:y1="8.589cm" svg:x2="12.431cm" svg:y2="9.432cm">
          <text:p/>
        </draw:line>
        <draw:line draw:style-name="gr41" draw:text-style-name="P28" draw:layer="layout" svg:x1="7.53cm" svg:y1="10.95cm" svg:x2="12.953cm" svg:y2="9.954cm">
          <text:p/>
        </draw:line>
        <draw:custom-shape draw:style-name="gr40" draw:text-style-name="P30" draw:layer="layout" svg:width="5.341cm" svg:height="4.061cm" svg:x="23.111cm" svg:y="9.546cm">
          <text:list text:style-name="L4">
            <text:list-header>
              <text:p text:style-name="P29"><text:span text:style-name="T13">Cantidad de</text:span></text:p>
            </text:list-header>
            <text:list-item>
              <text:p text:style-name="P29"><text:span text:style-name="T13">bytes que el </text:span></text:p>
            </text:list-item>
            <text:list-item>
              <text:p text:style-name="P29"><text:span text:style-name="T13">receptor </text:span></text:p>
              <text:p text:style-name="P29"><text:span text:style-name="T13">está dispuesto </text:span></text:p>
              <text:p text:style-name="P29"><text:span text:style-name="T13">a acept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0" draw:layer="layout" svg:width="5.497cm" svg:height="2.537cm" svg:x="23.111cm" svg:y="5.725cm">
          <text:list text:style-name="L4">
            <text:list-header>
              <text:p text:style-name="P29"><text:span text:style-name="T13">Cuentan bytes</text:span></text:p>
              <text:p text:style-name="P29"><text:span text:style-name="T13">de datos</text:span></text:p>
              <text:p text:style-name="P29"><text:span text:style-name="T13">(no segmento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6" draw:layer="layout" svg:width="5.281cm" svg:height="1.775cm" svg:x="2.007cm" svg:y="16.27cm">
          <text:list text:style-name="L4">
            <text:list-header>
              <text:p text:style-name="P25"><text:span text:style-name="T13">Checksum</text:span></text:p>
              <text:p text:style-name="P25"><text:span text:style-name="T13">(como en UDP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28" draw:layer="layout" svg:x1="7.53cm" svg:y1="16.567cm" svg:x2="13.743cm" svg:y2="11.099cm">
          <text:p/>
        </draw:line>
        <draw:line draw:style-name="gr41" draw:text-style-name="P28" draw:layer="layout" svg:x1="22.903cm" svg:y1="10.55cm" svg:x2="21.487cm" svg:y2="9.805cm">
          <text:p/>
        </draw:line>
        <draw:line draw:style-name="gr41" draw:text-style-name="P28" draw:layer="layout" svg:x1="22.828cm" svg:y1="6.451cm" svg:x2="21.114cm" svg:y2="8.575cm">
          <text:p/>
        </draw:line>
        <draw:line draw:style-name="gr41" draw:text-style-name="P28" draw:layer="layout" svg:x1="22.716cm" svg:y1="6.488cm" svg:x2="20.441cm" svg:y2="7.798cm">
          <text:p/>
        </draw:line>
        <draw:polyline draw:style-name="gr42" draw:text-style-name="P31" draw:layer="layout" svg:width="7.751cm" svg:height="2.499cm" draw:transform="rotate (-3.14159265358979) translate (15.24cm 12.594cm)" svg:viewBox="0 0 7752 2500" draw:points="0,2500 1389,2500 7752,0">
          <text:p/>
        </draw:polylin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1" draw:text-style-name="P32" draw:layer="layout" svg:width="26.495cm" svg:height="3.421cm" svg:x="1.501cm" svg:y="1.609cm" presentation:class="title" presentation:user-transformed="true">
          <draw:text-box>
            <text:p text:style-name="P1"><text:span text:style-name="T11">Números de secuencia y ACKs TCP</text:span></text:p>
          </draw:text-box>
        </draw:frame>
        <draw:frame presentation:style-name="pr5" draw:layer="layout" svg:width="11.497cm" svg:height="12.718cm" svg:x="2.608cm" svg:y="5.428cm" presentation:class="outline" presentation:user-transformed="true">
          <draw:text-box>
            <text:list text:style-name="L2">
              <text:list-item>
                <text:p><text:span text:style-name="T5">Número de Secuencia</text:span></text:p>
                <text:list>
                  <text:list-item>
                    <text:p>Número<text:span text:style-name="T5">*</text:span> del primer byte de datos del segmento dentro del flujo</text:p>
                  </text:list-item>
                </text:list>
              </text:list-item>
              <text:list-item>
                <text:p><text:span text:style-name="T5">ACKs</text:span></text:p>
                <text:list>
                  <text:list-item>
                    <text:p>Número de secuencia del <text:span text:style-name="T5">próximo byte esperado</text:span> desde el receptor</text:p>
                  </text:list-item>
                </text:list>
              </text:list-item>
              <text:list-item>
                <text:p>El ACK es <text:span text:style-name="T5">acumulativo</text:span></text:p>
              </text:list-item>
              <text:list-item>
                <text:p>¿Cómo maneja el receptor los segmentos fuera de orden?</text:p>
                <text:list>
                  <text:list-item>
                    <text:p>La especificación de TCP lo deja a criterio del implementador</text:p>
                  </text:list-item>
                </text:list>
              </text:list-item>
            </text:list>
          </draw:text-box>
        </draw:frame>
        <draw:g>
          <draw:g>
            <draw:custom-shape draw:style-name="gr43" draw:text-style-name="P33" draw:layer="layout" svg:width="2.39cm" svg:height="2.037cm" svg:x="15.023cm" svg:y="9.055cm">
              <text:list text:style-name="L4">
                <text:list-item>
                  <text:p text:style-name="P16"><text:span text:style-name="T17">Usuario</text:span></text:p>
                </text:list-item>
                <text:list-item>
                  <text:p text:style-name="P16"><text:span text:style-name="T17">tipea</text:span></text:p>
                  <text:p text:style-name="P16"><text:span text:style-name="T17">‘</text:span><text:span text:style-name="T17">C’</text:span></text:p>
                </text:list-item>
              </text:list>
              <draw:enhanced-geometry svg:viewBox="0 0 21600 21600" draw:type="mso-spt202" draw:enhanced-path="M 0 0 L 21600 0 21600 21600 0 21600 0 0 Z N"/>
            </draw:custom-shape>
            <draw:custom-shape draw:style-name="gr44" draw:text-style-name="P33" draw:layer="layout" svg:width="3.736cm" svg:height="2.037cm" svg:x="13.779cm" svg:y="13.082cm">
              <text:list text:style-name="L4">
                <text:list-item>
                  <text:p text:style-name="P16"><text:span text:style-name="T17">Host A acusa</text:span><text:span text:style-name="T17"><text:line-break/></text:span><text:span text:style-name="T17">recibo de</text:span><text:span text:style-name="T17"><text:line-break/></text:span><text:span text:style-name="T17">eco ‘C’</text:span></text:p>
                </text:list-item>
              </text:list>
              <draw:enhanced-geometry svg:viewBox="0 0 21600 21600" draw:type="mso-spt202" draw:enhanced-path="M 0 0 L 21600 0 21600 21600 0 21600 0 0 Z N"/>
            </draw:custom-shape>
            <draw:custom-shape draw:style-name="gr45" draw:text-style-name="P33" draw:layer="layout" svg:width="3.122cm" svg:height="3.221cm" svg:x="25.625cm" svg:y="10.099cm">
              <text:list text:style-name="L4">
                <text:list-header>
                  <text:p text:style-name="P16"><text:span text:style-name="T17">Host B</text:span></text:p>
                </text:list-header>
                <text:list-item>
                  <text:p text:style-name="P16"><text:span text:style-name="T17">acusa </text:span><text:span text:style-name="T17"><text:line-break/></text:span><text:span text:style-name="T17">recibo de </text:span><text:span text:style-name="T17"><text:line-break/></text:span><text:span text:style-name="T17">‘C’ y envía</text:span><text:span text:style-name="T17"><text:line-break/></text:span><text:span text:style-name="T17">eco de ‘C’</text:span></text:p>
                </text:list-item>
              </text:list>
              <draw:enhanced-geometry svg:viewBox="0 0 21600 21600" draw:type="mso-spt202" draw:enhanced-path="M 0 0 L 21600 0 21600 21600 0 21600 0 0 Z N"/>
            </draw:custom-shape>
          </draw:g>
          <draw:g>
            <draw:line draw:style-name="gr46" draw:text-style-name="P34" draw:layer="layout" svg:x1="18.136cm" svg:y1="9.717cm" svg:x2="25.011cm" svg:y2="11.21cm">
              <text:p><text:span text:style-name="T19">Seq=42, ACK=79, datos='C'</text:span></text:p>
              <text:p><text:span text:style-name="T19"/></text:p>
            </draw:line>
            <draw:line draw:style-name="gr47" draw:text-style-name="P35" draw:layer="layout" svg:x1="18.136cm" svg:y1="13.854cm" svg:x2="24.967cm" svg:y2="11.834cm">
              <text:p><text:span text:style-name="T19">Seq=79, ACK=43, datos='C'</text:span></text:p>
              <text:p><text:span text:style-name="T19"/></text:p>
            </draw:line>
            <draw:line draw:style-name="gr48" draw:text-style-name="P31" draw:layer="layout" svg:x1="17.776cm" svg:y1="9.138cm" svg:x2="17.776cm" svg:y2="17.71cm">
              <text:p/>
            </draw:line>
            <draw:line draw:style-name="gr49" draw:text-style-name="P36" draw:layer="layout" svg:x1="25.289cm" svg:y1="9.328cm" svg:x2="25.289cm" svg:y2="17.9cm">
              <text:p/>
            </draw:line>
            <draw:custom-shape draw:style-name="gr50" draw:text-style-name="P37" draw:layer="layout" svg:width="2.589cm" svg:height="1.023cm" svg:x="16.571cm" svg:y="8.035cm">
              <text:list text:style-name="L4">
                <text:list-header>
                  <text:p text:style-name="P16"><text:span text:style-name="T13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1" draw:text-style-name="P37" draw:layer="layout" svg:width="2.589cm" svg:height="1.023cm" svg:x="23.423cm" svg:y="8.096cm">
              <text:list text:style-name="L4">
                <text:list-header>
                  <text:p text:style-name="P16"><text:span text:style-name="T13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46" draw:text-style-name="P34" draw:layer="layout" svg:x1="18.136cm" svg:y1="14.239cm" svg:x2="24.999cm" svg:y2="16.058cm">
              <text:p><text:span text:style-name="T19">Seq=43, ACK=80</text:span></text:p>
              <text:p><text:span text:style-name="T19"/></text:p>
            </draw:line>
          </draw:g>
        </draw:g>
        <draw:custom-shape draw:style-name="gr52" draw:text-style-name="P37" draw:layer="layout" svg:width="9.519cm" svg:height="1.785cm" svg:x="16.847cm" svg:y="5.993cm">
          <text:list text:style-name="L4">
            <text:list-item>
              <text:p text:style-name="P16"><text:span text:style-name="T13">Escenario telnet simple</text:span><text:span text:style-name="T13"><text:line-break/></text:span><text:span text:style-name="T13">con conexión ya establecid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p text:style-name="P1"><text:span text:style-name="T11">Round Trip Time y Timeout en TCP </text:span></text:p>
          </draw:text-box>
        </draw:frame>
        <draw:frame presentation:style-name="pr2" draw:layer="layout" svg:width="11.497cm" svg:height="12.891cm" svg:x="2.608cm" svg:y="5.428cm" presentation:class="outline">
          <draw:text-box>
            <text:list text:style-name="L2">
              <text:list-item>
                <text:p>¿Cómo fijar un valor de timeout en TCP?</text:p>
                <text:list>
                  <text:list-item>
                    <text:p>Mayor que RTT</text:p>
                  </text:list-item>
                  <text:list-item>
                    <text:p>Pero RTT varía</text:p>
                  </text:list-item>
                </text:list>
              </text:list-item>
              <text:list-item>
                <text:p>Muy corto: timeout prematuro</text:p>
                <text:list>
                  <text:list-item>
                    <text:p>Retransmisiones innecesarias</text:p>
                  </text:list-item>
                </text:list>
              </text:list-item>
              <text:list-item>
                <text:p>Muy largo: lenta reacción a pérdidas de segmentos</text:p>
              </text:list-item>
            </text:list>
          </draw:text-box>
        </draw:frame>
        <draw:frame presentation:style-name="pr2" draw:text-style-name="P1" draw:layer="layout" svg:width="11.497cm" svg:height="12.891cm" svg:x="14.681cm" svg:y="5.428cm" presentation:class="outline">
          <draw:text-box>
            <text:list text:style-name="L2">
              <text:list-item>
                <text:p text:style-name="P1">¿Cómo estimar el RTT?</text:p>
              </text:list-item>
              <text:list-item>
                <text:p text:style-name="P1"><text:span text:style-name="T20">SampleRTT</text:span>: mide tiempo desde transmisión del segmento hasta recibo de ACK</text:p>
                <text:list>
                  <text:list-item>
                    <text:p text:style-name="P1">Ignora retransmisiones</text:p>
                  </text:list-item>
                </text:list>
              </text:list-item>
              <text:list-item>
                <text:p text:style-name="P1"><text:span text:style-name="T20">SampleRTT</text:span> varía, hay que suavizar el RTT estimado</text:p>
                <text:list>
                  <text:list-item>
                    <text:p text:style-name="P1">Promediar varias medidas recientes, no considerar sólo el último <text:span text:style-name="T20">SampleRT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custom-shape draw:style-name="gr53" draw:text-style-name="P6" draw:layer="layout" svg:width="22.26cm" svg:height="4.234cm" svg:x="3.21cm" svg:y="6.20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Round Trip Time y Timeout en TCP </text:span></text:p>
              </text:list-header>
            </text:list>
          </draw:text-box>
        </draw:frame>
        <draw:custom-shape draw:style-name="gr54" draw:text-style-name="P37" draw:layer="layout" svg:width="20.923cm" svg:height="1.108cm" svg:x="3.536cm" svg:y="5.006cm">
          <text:list text:style-name="L4">
            <text:list-header>
              <text:p text:style-name="P16"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38" draw:layer="layout" svg:width="23.56cm" svg:height="6.148cm" svg:x="2.608cm" svg:y="5.428cm" presentation:class="outline" presentation:user-transformed="true">
          <draw:text-box>
            <text:list text:style-name="L2">
              <text:list-header>
                <text:p><text:span text:style-name="T21"/></text:p>
                <text:p><text:span text:style-name="T21"><text:line-break/></text:span><text:span text:style-name="T21">EstimatedRTT = (1 - </text:span><text:span text:style-name="T22"></text:span><text:span text:style-name="T21">) * EstimatedRTT + </text:span><text:span text:style-name="T21"><text:line-break/></text:span><text:span text:style-name="T21"><text:tab/></text:span><text:span text:style-name="T21"> <text:s text:c="4"/></text:span><text:span text:style-name="T21"><text:tab/></text:span><text:span text:style-name="T21"> <text:s text:c="4"/></text:span><text:span text:style-name="T22"> <text:s/></text:span><text:span text:style-name="T21">* SampleRTT</text:span></text:p>
              </text:list-header>
            </text:list>
          </draw:text-box>
        </draw:frame>
        <draw:frame presentation:style-name="pr7" draw:layer="layout" svg:width="23.56cm" svg:height="3.69cm" svg:x="2.608cm" svg:y="12.161cm" presentation:class="outline" presentation:user-transformed="true">
          <draw:text-box>
            <text:list text:style-name="L2">
              <text:list-item>
                <text:p>Promedio móvil ponderado exponencial</text:p>
              </text:list-item>
              <text:list-item>
                <text:p>La influencia de las muestras pasadas decrece exponencialmente rápido</text:p>
              </text:list-item>
              <text:list-item>
                <text:p>Valor típico: <text:span text:style-name="T23"></text:span> = 0.125 = (1/8) = 3 right shifts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6">Ejemplo de estimación de RTT</text:span></text:p>
              </text:list-header>
            </text:list>
          </draw:text-box>
        </draw:frame>
        <draw:frame draw:style-name="gr55" draw:text-style-name="P28" draw:layer="layout" svg:width="24.095cm" svg:height="13.849cm" svg:x="1.975cm" svg:y="4.948cm" presentation:class="graphic" presentation:user-transformed="true">
          <draw:image xlink:href="Pictures/20000A6800005DCC0000404DC43A206B.wmf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custom-shape draw:style-name="gr56" draw:text-style-name="P6" draw:layer="layout" svg:width="24.098cm" svg:height="2.076cm" svg:x="2.768cm" svg:y="15.30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24.098cm" svg:height="2.076cm" svg:x="2.768cm" svg:y="10.90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Round Trip Time y Timeout en TCP</text:span></text:p>
              </text:list-header>
            </text:list>
          </draw:text-box>
        </draw:frame>
        <draw:custom-shape draw:style-name="gr57" draw:text-style-name="P37" draw:layer="layout" svg:width="17.859cm" svg:height="1.108cm" svg:x="3.427cm" svg:y="16.205cm">
          <text:list text:style-name="L4">
            <text:list-header>
              <text:p text:style-name="P16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39" draw:layer="layout" svg:width="24.485cm" svg:height="2.802cm" svg:x="2.376cm" svg:y="10.5cm">
          <text:list text:style-name="L4">
            <text:list-header>
              <text:p text:style-name="P29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39" draw:layer="layout" svg:width="12.77cm" svg:height="1.108cm" svg:x="2.145cm" svg:y="14.726cm">
          <text:list text:style-name="L6">
            <text:list-header>
              <text:p text:style-name="P29"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40" draw:layer="layout" svg:width="23.56cm" svg:height="12.891cm" svg:x="2.608cm" svg:y="5.428cm" presentation:class="outline">
          <draw:text-box>
            <text:list text:style-name="L5">
              <text:list-header>
                <text:p text:style-name="P40"><text:span text:style-name="T24">Definición del timeout</text:span></text:p>
              </text:list-header>
            </text:list>
            <text:list text:style-name="L2">
              <text:list-item>
                <text:p><text:span text:style-name="T25">EstimatedRTT</text:span> más un “margen de seguridad”</text:p>
                <text:list>
                  <text:list-item>
                    <text:p>Si hay gran variación en <text:span text:style-name="T25">EstimatedRTT</text:span> → <text:s/>usar gran margen</text:p>
                  </text:list-item>
                </text:list>
              </text:list-item>
              <text:list-item>
                <text:p>Primero estimamos cuánto se desvía <text:s/>el <text:span text:style-name="T25">SampleRTT</text:span> del <text:span text:style-name="T25">EstimatedRTT</text:span>:</text:p>
              </text:list-item>
            </text:list>
            <text:p><text:line-break/><text:span text:style-name="T26">DevRTT = (1-</text:span><text:span text:style-name="T27"></text:span><text:span text:style-name="T26">)* DevRTT + </text:span><text:span text:style-name="T27"> </text:span><text:span text:style-name="T26">* |SampleRTT-EstimatedRTT|</text:span><text:span text:style-name="T26"><text:line-break/></text:span><text:span text:style-name="T26"><text:line-break/></text:span><text:span text:style-name="T28">(</text:span><text:span text:style-name="T29">típicamente</text:span><text:span text:style-name="T28">, </text:span><text:span text:style-name="T30"></text:span><text:span text:style-name="T28"> = 0.25)</text:span><text:span text:style-name="T31"> </text:span></text:p>
            <text:list text:continue-numbering="true" text:style-name="L2">
              <text:list-item>
                <text:p><text:span text:style-name="T32">Luego fijamos el timeout como:</text:span><text:span text:style-name="T32"><text:line-break/></text:span><text:span text:style-name="T32"><text:line-break/></text:span><text:span text:style-name="T32"> <text:s text:c="2"/></text:span><text:span text:style-name="T33">TimeoutInterval = EstimatedRTT + 4*DevRT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9" draw:layer="layout" svg:width="11.497cm" svg:height="7.915cm" svg:x="2.608cm" svg:y="5.428cm" presentation:class="outline" presentation:user-transformed="true">
          <draw:text-box>
            <text:list text:style-name="L2">
              <text:list-item>
                <text:p>3.1 Servicios de la capa transporte</text:p>
              </text:list-item>
              <text:list-item>
                <text:p>3.2 Multiplexing y demultiplexing</text:p>
              </text:list-item>
              <text:list-item>
                <text:p>3.3 Transporte sin conexión: UDP</text:p>
              </text:list-item>
              <text:list-item>
                <text:p>3.4 Principios de transferencia confiable de datos</text:p>
              </text:list-item>
            </text:list>
          </draw:text-box>
        </draw:frame>
        <draw:frame presentation:style-name="pr10" draw:layer="layout" svg:width="11.497cm" svg:height="10.903cm" svg:x="14.681cm" svg:y="5.428cm" presentation:class="outline" presentation:user-transformed="true">
          <draw:text-box>
            <text:list text:style-name="L2">
              <text:list-item>
                <text:p>3.5 Transporte orientado a la conexión: TCP</text:p>
                <text:list>
                  <text:list-item>
                    <text:p>Estructura de un segmento</text:p>
                  </text:list-item>
                  <text:list-item>
                    <text:p><text:span text:style-name="T5">Transferencia confiable de datos</text:span></text:p>
                  </text:list-item>
                  <text:list-item>
                    <text:p>Control de flujo</text:p>
                  </text:list-item>
                  <text:list-item>
                    <text:p>Gestión de la conexión</text:p>
                  </text:list-item>
                </text:list>
              </text:list-item>
              <text:list-item>
                <text:p>3.6 Principios del control de congestión</text:p>
              </text:list-item>
              <text:list-item>
                <text:p>3.7 Control de congestión en TC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Transferencia confiable en TCP</text:span></text:p>
              </text:list-header>
            </text:list>
          </draw:text-box>
        </draw:frame>
        <draw:frame presentation:style-name="pr2" draw:text-style-name="P1" draw:layer="layout" svg:width="11.497cm" svg:height="12.891cm" svg:x="2.608cm" svg:y="5.428cm" presentation:class="outline">
          <draw:text-box>
            <text:list text:style-name="L2">
              <text:list-item>
                <text:p text:style-name="P1">TCP crea un servicio de transferencia confiable sobre el servicio no confiable de IP</text:p>
              </text:list-item>
              <text:list-item>
                <text:p text:style-name="P1">Envía segmentos en pipeline</text:p>
              </text:list-item>
              <text:list-item>
                <text:p text:style-name="P1">Acks acumulativos</text:p>
              </text:list-item>
              <text:list-item>
                <text:p text:style-name="P1">TCP usa un timer de retransmisión único</text:p>
                <text:p text:style-name="P4"><text:span text:style-name="T2"/></text:p>
              </text:list-item>
            </text:list>
          </draw:text-box>
        </draw:frame>
        <draw:frame presentation:style-name="pr2" draw:text-style-name="P1" draw:layer="layout" svg:width="11.497cm" svg:height="12.891cm" svg:x="14.681cm" svg:y="5.428cm" presentation:class="outline">
          <draw:text-box>
            <text:list text:style-name="L2">
              <text:list-item>
                <text:p text:style-name="P1">Las retransmisiones son activadas por:</text:p>
                <text:list>
                  <text:list-item>
                    <text:p text:style-name="P1">Eventos de <text:span text:style-name="T34">timeout</text:span></text:p>
                  </text:list-item>
                  <text:list-item>
                    <text:p text:style-name="P1">Acks duplicados</text:p>
                  </text:list-item>
                </text:list>
              </text:list-item>
              <text:list-item>
                <text:p text:style-name="P1">Inicialmente consideremos un transmisor TCP simplificado:</text:p>
                <text:list>
                  <text:list-item>
                    <text:p text:style-name="P1">Ignora acks duplicados</text:p>
                  </text:list-item>
                  <text:list-item>
                    <text:p text:style-name="P1">Ignora control de flujo y control de congest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Eventos del transmisor en TCP</text:span></text:p>
              </text:list-header>
            </text:list>
          </draw:text-box>
        </draw:frame>
        <draw:frame presentation:style-name="pr11" draw:text-style-name="P3" draw:layer="layout" svg:width="11.497cm" svg:height="13.115cm" svg:x="2.608cm" svg:y="5.428cm" presentation:class="outline" presentation:user-transformed="true">
          <draw:text-box>
            <text:p><text:span text:style-name="T35">Datos recibidos desde aplicación</text:span></text:p>
            <text:list text:style-name="L2">
              <text:list-item>
                <text:p>Crea segmento con número de secuencia</text:p>
              </text:list-item>
              <text:list-item>
                <text:p>Número de secuencia es el número dentro del flujo para el primer byte del segmento</text:p>
              </text:list-item>
              <text:list-item>
                <text:p>Inicia timer si no está ya corriendo </text:p>
                <text:list>
                  <text:list-item>
                    <text:p>Asociar el timer al segmento más viejo sin acuse de recibo</text:p>
                  </text:list-item>
                </text:list>
              </text:list-item>
              <text:list-item>
                <text:p>Tiempo de expiración: <text:span text:style-name="T20">TimeOutInterval</text:span><text:span text:style-name="T36"> </text:span></text:p>
              </text:list-item>
            </text:list>
          </draw:text-box>
        </draw:frame>
        <draw:frame presentation:style-name="pr12" draw:layer="layout" svg:width="11.497cm" svg:height="10.555cm" svg:x="14.681cm" svg:y="5.428cm" presentation:class="outline" presentation:user-transformed="true">
          <draw:text-box>
            <text:p><text:span text:style-name="T35">Timeout</text:span></text:p>
            <text:list text:style-name="L2">
              <text:list-item>
                <text:p>Retransmitir el segmento que causó el timeout</text:p>
              </text:list-item>
              <text:list-item>
                <text:p>Re-iniciar el timer</text:p>
              </text:list-item>
            </text:list>
            <text:p><text:span text:style-name="T35">Recepción de Ack</text:span></text:p>
            <text:list text:continue-numbering="true" text:style-name="L2">
              <text:list-item>
                <text:p>Si es el ack de un segmento previo sin acuse de recibo</text:p>
                <text:list>
                  <text:list-item>
                    <text:p>Actualizar estado sobre acuses recibidos</text:p>
                  </text:list-item>
                  <text:list-item>
                    <text:p>Iniciar timer si hay segmentos sin acuses de recib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1" draw:text-style-name="P42" draw:layer="layout" svg:width="13.311cm" svg:height="3.421cm" svg:x="15.469cm" svg:y="1.009cm" presentation:class="title" presentation:user-transformed="true">
          <draw:text-box>
            <text:p text:style-name="P41"><text:span text:style-name="T1">Transmisor TCP </text:span><text:span text:style-name="T1"><text:line-break/></text:span><text:span text:style-name="T37">simplificado</text:span></text:p>
          </draw:text-box>
        </draw:frame>
        <draw:custom-shape draw:style-name="gr60" draw:text-style-name="P43" draw:layer="layout" svg:width="9.942cm" svg:height="8.484cm" svg:x="18.763cm" svg:y="6.92cm">
          <text:list text:style-name="L3">
            <text:list-item>
              <text:p><text:span text:style-name="T18"><text:s/></text:span><text:span text:style-name="T38">SendBase-1</text:span><text:span text:style-name="T18"> = Último byte</text:span><text:span text:style-name="T18"><text:line-break/></text:span><text:span text:style-name="T18">reconocido con ACK</text:span></text:p>
              <text:p><text:span text:style-name="T18"/></text:p>
            </text:list-item>
            <text:list-item>
              <text:p><text:span text:style-name="T18"><text:s/></text:span><text:span text:style-name="T18">Ejemplo</text:span></text:p>
              <text:list>
                <text:list-item>
                  <text:p><text:span text:style-name="T18"><text:s/></text:span><text:span text:style-name="T38">SendBase-1=71, y=73</text:span></text:p>
                </text:list-item>
                <text:list-item>
                  <text:p><text:span text:style-name="T18"><text:s/></text:span><text:span text:style-name="T18">El receptor quiere los</text:span><text:span text:style-name="T18"><text:line-break/></text:span><text:span text:style-name="T18">bytes del 73 en adelante</text:span></text:p>
                </text:list-item>
                <text:list-item>
                  <text:p><text:span text:style-name="T18"><text:s/></text:span><text:span text:style-name="T18">Como </text:span><text:span text:style-name="T38">y &gt; SendBase</text:span><text:span text:style-name="T18">, </text:span><text:span text:style-name="T18"><text:line-break/></text:span><text:span text:style-name="T18">el acuse de recibo que ha</text:span><text:span text:style-name="T18"><text:line-break/></text:span><text:span text:style-name="T18">llegado corresponde a un</text:span><text:span text:style-name="T18"><text:line-break/></text:span><text:span text:style-name="T18">nuevo dat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4" draw:layer="layout" svg:width="17.34cm" svg:height="18.973cm" svg:x="0.985cm" svg:y="0.973cm">
          <text:p text:style-name="P29"><text:span text:style-name="T39">NextSeqNum</text:span><text:span text:style-name="T40"> = </text:span><text:span text:style-name="T39">InitialSeqNum</text:span></text:p>
          <text:p text:style-name="P29"><text:span text:style-name="T39">SendBase</text:span><text:span text:style-name="T40"> = </text:span><text:span text:style-name="T39">InitialSeqNum</text:span></text:p>
          <text:p text:style-name="P29"><text:span text:style-name="T40"/></text:p>
          <text:p text:style-name="P29"><text:span text:style-name="T41">loop (forever) {</text:span><text:span text:style-name="T40"> </text:span></text:p>
          <text:p text:style-name="P29"><text:span text:style-name="T42"><text:s text:c="3"/></text:span><text:span text:style-name="T42">switch(event)</text:span><text:span text:style-name="T40"> </text:span><text:span text:style-name="T43">{</text:span></text:p>
          <text:p text:style-name="P29"><text:span text:style-name="T40"/></text:p>
          <text:p text:style-name="P29"><text:span text:style-name="T42"><text:s text:c="3"/></text:span><text:span text:style-name="T42">event:</text:span><text:span text:style-name="T40"> Datos recibidos desde la aplicación </text:span></text:p>
          <text:p text:style-name="P29"><text:span text:style-name="T42"><text:s text:c="3"/></text:span><text:span text:style-name="T40"><text:tab/></text:span><text:span text:style-name="T40">Crear segmento TCP con número </text:span></text:p>
          <text:p text:style-name="P29"><text:span text:style-name="T40"><text:tab/></text:span><text:span text:style-name="T40"> </text:span><text:span text:style-name="T40">de secuencia </text:span><text:span text:style-name="T39">NextSeqNum</text:span><text:span text:style-name="T40"> </text:span></text:p>
          <text:p text:style-name="P29"><text:span text:style-name="T40"><text:tab/></text:span><text:span text:style-name="T40">if (</text:span><text:span text:style-name="T44">timer</text:span><text:span text:style-name="T40"> actualmente no está corriendo)</text:span></text:p>
          <text:p text:style-name="P29"><text:span text:style-name="T40"><text:tab/></text:span><text:span text:style-name="T40"><text:tab/></text:span><text:span text:style-name="T40">Iniciar timer</text:span></text:p>
          <text:p text:style-name="P29"><text:span text:style-name="T40"><text:tab/></text:span><text:span text:style-name="T40">Pasar segmento a IP </text:span></text:p>
          <text:p text:style-name="P29"><text:span text:style-name="T40"><text:tab/></text:span><text:span text:style-name="T39">NextSeqNum</text:span><text:span text:style-name="T40"> = </text:span><text:span text:style-name="T39">NextSeqNum</text:span><text:span text:style-name="T40"> + length(</text:span><text:span text:style-name="T39">data</text:span><text:span text:style-name="T40">) </text:span></text:p>
          <text:p text:style-name="P29"><text:span text:style-name="T40"><text:tab/></text:span><text:span text:style-name="T40">break;</text:span><text:span text:style-name="T40"><text:line-break/></text:span><text:span text:style-name="T40"/></text:p>
          <text:p text:style-name="P29"><text:span text:style-name="T42"><text:s text:c="3"/></text:span><text:span text:style-name="T42">event:</text:span><text:span text:style-name="T40"> Timeout del timer</text:span></text:p>
          <text:p text:style-name="P29"><text:span text:style-name="T40"><text:tab/></text:span><text:span text:style-name="T40">Retransmitir segmento con menor número </text:span></text:p>
          <text:p text:style-name="P29"><text:span text:style-name="T40"><text:tab/></text:span><text:span text:style-name="T40"> </text:span><text:span text:style-name="T40">de secuencia sin acuse</text:span></text:p>
          <text:p text:style-name="P29"><text:span text:style-name="T40"><text:tab/></text:span><text:span text:style-name="T40">Iniciar timer</text:span></text:p>
          <text:p text:style-name="P29"><text:span text:style-name="T40"><text:tab/></text:span><text:span text:style-name="T40">break;</text:span><text:span text:style-name="T40"><text:line-break/></text:span><text:span text:style-name="T40"/></text:p>
          <text:p text:style-name="P29"><text:span text:style-name="T42"><text:s text:c="3"/></text:span><text:span text:style-name="T42">event:</text:span><text:span text:style-name="T40"> Recepción de ACK con campo ACK de valor </text:span><text:span text:style-name="T39">y</text:span><text:span text:style-name="T40"> </text:span></text:p>
          <text:p text:style-name="P29"><text:span text:style-name="T40"><text:tab/></text:span><text:span text:style-name="T40">if (</text:span><text:span text:style-name="T39">y</text:span><text:span text:style-name="T40"> &gt; </text:span><text:span text:style-name="T39">SendBase</text:span><text:span text:style-name="T40">) { </text:span></text:p>
          <text:p text:style-name="P29"><text:span text:style-name="T40"><text:tab/></text:span><text:span text:style-name="T40"><text:tab/></text:span><text:span text:style-name="T39">SendBase</text:span><text:span text:style-name="T40"> = </text:span><text:span text:style-name="T39">y</text:span></text:p>
          <text:p text:style-name="P29"><text:span text:style-name="T40"><text:tab/></text:span><text:span text:style-name="T40"><text:tab/></text:span><text:span text:style-name="T40">if (aún hay segmentos sin acuse)</text:span></text:p>
          <text:p text:style-name="P29"><text:span text:style-name="T40"><text:tab/></text:span><text:span text:style-name="T40"><text:tab/></text:span><text:span text:style-name="T40"><text:tab/></text:span><text:span text:style-name="T40">iniciar timer </text:span></text:p>
          <text:p text:style-name="P29"><text:span text:style-name="T40"><text:tab/></text:span><text:span text:style-name="T40">} </text:span></text:p>
          <text:p text:style-name="P29"><text:span text:style-name="T40"><text:s text:c="3"/></text:span><text:span text:style-name="T43">}</text:span></text:p>
          <text:p text:style-name="P29"><text:span text:style-name="T40"/></text:p>
          <text:p text:style-name="P29"><text:span text:style-name="T41">} <text:s/>/* end of loop forever */</text:span><text:span text:style-name="T45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3">
        <office:forms form:automatic-focus="false" form:apply-design-mode="false"/>
        <draw:line draw:style-name="gr62" draw:text-style-name="P28" draw:layer="layout" svg:x1="25.933cm" svg:y1="9.785cm" svg:x2="18.483cm" svg:y2="13.438cm">
          <text:p/>
        </draw:line>
        <draw:line draw:style-name="gr63" draw:text-style-name="P28" draw:layer="layout" svg:x1="26.225cm" svg:y1="8.572cm" svg:x2="18.515cm" svg:y2="12.402cm">
          <text:p/>
        </draw:line>
        <draw:custom-shape draw:style-name="gr64" draw:text-style-name="P45" draw:layer="layout" svg:width="5.49cm" svg:height="0.79cm" draw:transform="skewX (0.0366519142918809) rotate (-0.211882971192111) translate (19.558cm 11.049cm)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TCP: escenarios de retransmisión</text:span></text:p>
              </text:list-header>
            </text:list>
          </draw:text-box>
        </draw:frame>
        <draw:line draw:style-name="gr65" draw:text-style-name="P28" draw:layer="layout" svg:x1="18.574cm" svg:y1="6.564cm" svg:x2="26.254cm" svg:y2="8.201cm">
          <text:p/>
        </draw:line>
        <draw:custom-shape draw:style-name="gr66" draw:text-style-name="P37" draw:layer="layout" svg:width="5.933cm" svg:height="0.853cm" draw:transform="skewX (0.0422369678982628) rotate (-0.235095850243637) translate (19.469cm 6.982cm)">
          <text:list text:style-name="L3">
            <text:list-header>
              <text:p text:style-name="P16"><text:span text:style-name="T46">Seq=100, 20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7" draw:layer="layout" svg:width="2.809cm" svg:height="0.853cm" draw:transform="skewX (-0.0771435529381495) rotate (0.515046662263527) translate (21.296cm 10.201cm)">
          <text:list text:style-name="L3">
            <text:list-header>
              <text:p text:style-name="P16"><text:span text:style-name="T46">ACK=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37" draw:layer="layout" svg:width="6.851cm" svg:height="1.023cm" svg:x="28.132cm" svg:y="3.162cm">
          <text:list text:style-name="L3">
            <text:list-header>
              <text:p text:style-name="P16"><text:span text:style-name="T13">Timeout prematur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9" draw:text-style-name="P28" draw:layer="layout" svg:x1="18.574cm" svg:y1="11.741cm" svg:x2="26.254cm" svg:y2="13.378cm">
          <text:p/>
        </draw:line>
        <draw:custom-shape draw:style-name="gr70" draw:text-style-name="P37" draw:layer="layout" svg:width="5.382cm" svg:height="0.853cm" draw:transform="skewX (0.036302848441482) rotate (-0.205425252959732) translate (19.662cm 11.013cm)">
          <text:list text:style-name="L3">
            <text:list-header>
              <text:p text:style-name="P16"><text:span text:style-name="T46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1" draw:text-style-name="P28" draw:layer="layout" svg:x1="18.546cm" svg:y1="6.274cm" svg:x2="18.546cm" svg:y2="17.579cm">
          <text:p/>
        </draw:line>
        <draw:line draw:style-name="gr72" draw:text-style-name="P28" draw:layer="layout" svg:x1="26.168cm" svg:y1="5.956cm" svg:x2="26.168cm" svg:y2="16.627cm">
          <text:p/>
        </draw:line>
        <draw:custom-shape draw:style-name="gr73" draw:text-style-name="P37" draw:layer="layout" svg:width="2.895cm" svg:height="0.853cm" draw:transform="skewX (-0.0621337213709982) rotate (0.437554043474978) translate (21.973cm 10.823cm)">
          <text:list text:style-name="L3">
            <text:list-header>
              <text:p text:style-name="P16"><text:span text:style-name="T46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4" draw:text-style-name="P28" draw:layer="layout" svg:x1="18.535cm" svg:y1="7.542cm" svg:x2="26.138cm" svg:y2="9.285cm">
          <text:p/>
        </draw:line>
        <draw:custom-shape draw:style-name="gr75" draw:text-style-name="P37" draw:layer="layout" svg:width="5.382cm" svg:height="0.853cm" draw:transform="skewX (0.036302848441482) rotate (-0.205425252959732) translate (19.749cm 6.073cm)">
          <text:list text:style-name="L3">
            <text:list-header>
              <text:p text:style-name="P16"><text:span text:style-name="T46">Seq=92, 8 bytes data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76" draw:text-style-name="P45" draw:layer="layout" svg:width="0.615cm" svg:height="3.663cm" svg:x="17.805cm" svg:y="7.295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9" draw:layer="layout" svg:width="4.739cm" svg:height="0.853cm" draw:transform="rotate (1.5707963267949) translate (17.568cm 11.506cm)">
            <text:list text:style-name="L3">
              <text:list-header>
                <text:p text:style-name="P16"><text:span text:style-name="T17">Seq=92 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8" draw:text-style-name="P28" draw:layer="layout" svg:x1="18.083cm" svg:y1="7.258cm" svg:x2="18.103cm" svg:y2="6.58cm">
            <text:p/>
          </draw:line>
          <draw:line draw:style-name="gr78" draw:text-style-name="P28" draw:layer="layout" svg:x1="18.055cm" svg:y1="11.098cm" svg:x2="18.055cm" svg:y2="11.714cm">
            <text:p/>
          </draw:line>
          <draw:line draw:style-name="gr79" draw:text-style-name="P28" draw:layer="layout" svg:x1="18.555cm" svg:y1="11.741cm" svg:x2="18.007cm" svg:y2="11.741cm">
            <text:p/>
          </draw:line>
          <draw:line draw:style-name="gr79" draw:text-style-name="P28" draw:layer="layout" svg:x1="18.497cm" svg:y1="6.581cm" svg:x2="17.948cm" svg:y2="6.581cm">
            <text:p/>
          </draw:line>
        </draw:g>
        <draw:line draw:style-name="gr80" draw:text-style-name="P28" draw:layer="layout" svg:x1="26.128cm" svg:y1="13.528cm" svg:x2="18.621cm" svg:y2="16.592cm">
          <text:p/>
        </draw:line>
        <draw:custom-shape draw:style-name="gr81" draw:text-style-name="P37" draw:layer="layout" svg:width="2.897cm" svg:height="0.853cm" draw:transform="skewX (-0.0621337213709981) rotate (0.389382956119935) translate (21.906cm 14.31cm)">
          <text:list text:style-name="L3">
            <text:list-header>
              <text:p text:style-name="P16"><text:span text:style-name="T46">ACK=12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2" draw:text-style-name="P19" draw:layer="layout" svg:width="3.177cm" svg:height="0.937cm" draw:transform="rotate (1.5707963267949) translate (3.666cm 12.04cm)">
            <text:list text:style-name="L3">
              <text:list-header>
                <text:p text:style-name="P16"><text:span text:style-name="T47">Timeout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46" draw:layer="layout" svg:width="6.258cm" svg:height="1.023cm" svg:x="5.168cm" svg:y="4.674cm">
            <text:list text:style-name="L3">
              <text:list-header>
                <text:p text:style-name="P16"><text:span text:style-name="T48">Pérdida de 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frame draw:style-name="gr84" draw:text-style-name="P28" draw:layer="layout" svg:width="1.473cm" svg:height="1.069cm" svg:x="3.731cm" svg:y="5.894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85" draw:text-style-name="P19" draw:layer="layout" svg:width="2.542cm" svg:height="0.937cm" svg:x="4.988cm" svg:y="5.894cm">
              <text:list text:style-name="L3">
                <text:list-header>
                  <text:p text:style-name="P16"><text:span text:style-name="T47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84" draw:text-style-name="P28" draw:layer="layout" svg:width="1.473cm" svg:height="1.07cm" svg:x="11.787cm" svg:y="5.92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86" draw:text-style-name="P19" draw:layer="layout" svg:width="2.542cm" svg:height="0.937cm" svg:x="9.378cm" svg:y="5.946cm">
              <text:list text:style-name="L3">
                <text:list-header>
                  <text:p text:style-name="P16"><text:span text:style-name="T47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87" draw:text-style-name="P47" draw:layer="layout" svg:width="1.01cm" svg:height="1.277cm" svg:x="6.662cm" svg:y="10.472cm">
            <text:list text:style-name="L6">
              <text:list-header>
                <text:p text:style-name="P16"><text:span text:style-name="T4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8" draw:text-style-name="P28" draw:layer="layout" svg:x1="4.754cm" svg:y1="7.139cm" svg:x2="4.782cm" svg:y2="18.946cm">
            <text:p/>
          </draw:line>
          <draw:line draw:style-name="gr89" draw:text-style-name="P28" draw:layer="layout" svg:x1="4.234cm" svg:y1="9.119cm" svg:x2="4.234cm" svg:y2="7.693cm">
            <text:p/>
          </draw:line>
          <draw:line draw:style-name="gr89" draw:text-style-name="P28" draw:layer="layout" svg:x1="4.263cm" svg:y1="11.765cm" svg:x2="4.263cm" svg:y2="12.897cm">
            <text:p/>
          </draw:line>
          <draw:line draw:style-name="gr79" draw:text-style-name="P28" draw:layer="layout" svg:x1="14.325cm" svg:y1="17.272cm" svg:x2="13.777cm" svg:y2="17.272cm">
            <text:p/>
          </draw:line>
          <draw:line draw:style-name="gr90" draw:text-style-name="P48" draw:layer="layout" svg:x1="4.839cm" svg:y1="7.71cm" svg:x2="12.333cm" svg:y2="9.363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7.693cm" svg:y1="10.991cm" svg:x2="12.252cm" svg:y2="9.403cm">
            <text:p><text:span text:style-name="T50">ACK=100</text:span></text:p>
            <text:p><text:span text:style-name="T50"/></text:p>
          </draw:line>
          <draw:line draw:style-name="gr90" draw:text-style-name="P48" draw:layer="layout" svg:x1="4.826cm" svg:y1="12.888cm" svg:x2="12.32cm" svg:y2="14.541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4.884cm" svg:y1="17.097cm" svg:x2="12.239cm" svg:y2="14.581cm">
            <text:p><text:span text:style-name="T50">ACK=100</text:span></text:p>
            <text:p><text:span text:style-name="T50"/></text:p>
          </draw:line>
          <draw:line draw:style-name="gr88" draw:text-style-name="P28" draw:layer="layout" svg:x1="12.175cm" svg:y1="7.235cm" svg:x2="12.203cm" svg:y2="19.042cm">
            <text:p/>
          </draw:line>
        </draw:g>
        <draw:custom-shape draw:style-name="gr92" draw:text-style-name="P45" draw:layer="layout" svg:width="0.617cm" svg:height="3.663cm" svg:x="17.857cm" svg:y="12.4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7" draw:layer="layout" svg:width="4.739cm" svg:height="0.853cm" draw:transform="rotate (1.5707963267949) translate (17.622cm 16.692cm)">
          <text:list text:style-name="L3">
            <text:list-header>
              <text:p text:style-name="P16"><text:span text:style-name="T17">Seq=92 timeo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8" draw:text-style-name="P28" draw:layer="layout" svg:x1="18.137cm" svg:y1="12.444cm" svg:x2="18.156cm" svg:y2="11.766cm">
          <text:p/>
        </draw:line>
        <draw:line draw:style-name="gr78" draw:text-style-name="P28" draw:layer="layout" svg:x1="18.083cm" svg:y1="16.417cm" svg:x2="18.083cm" svg:y2="17.033cm">
          <text:p/>
        </draw:line>
        <draw:line draw:style-name="gr79" draw:text-style-name="P28" draw:layer="layout" svg:x1="18.4cm" svg:y1="17.051cm" svg:x2="17.852cm" svg:y2="17.051cm">
          <text:p/>
        </draw:line>
        <draw:line draw:style-name="gr79" draw:text-style-name="P28" draw:layer="layout" svg:x1="18.549cm" svg:y1="11.767cm" svg:x2="18cm" svg:y2="11.767cm">
          <text:p/>
        </draw:line>
        <draw:custom-shape draw:style-name="gr94" draw:text-style-name="P37" draw:layer="layout" svg:width="3.486cm" svg:height="1.613cm" svg:x="1.384cm" svg:y="16.671cm">
          <text:list text:style-name="L3">
            <text:list-header>
              <text:p text:style-name="P16"><text:span text:style-name="T47">SendBase</text:span></text:p>
              <text:p text:style-name="P16"><text:span text:style-name="T47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37" draw:layer="layout" svg:width="3.486cm" svg:height="1.613cm" svg:x="14.31cm" svg:y="12.823cm">
          <text:list text:style-name="L3">
            <text:list-header>
              <text:p text:style-name="P16"><text:span text:style-name="T47">SendBase</text:span></text:p>
              <text:p text:style-name="P16"><text:span text:style-name="T47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37" draw:layer="layout" svg:width="3.486cm" svg:height="1.613cm" svg:x="14.31cm" svg:y="15.993cm">
          <text:list text:style-name="L3">
            <text:list-header>
              <text:p text:style-name="P16"><text:span text:style-name="T47">SendBase</text:span></text:p>
              <text:p text:style-name="P16"><text:span text:style-name="T47">=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37" draw:layer="layout" svg:width="3.456cm" svg:height="1.613cm" svg:x="14.091cm" svg:y="11.555cm">
          <text:list text:style-name="L3">
            <text:list-header>
              <text:p text:style-name="P16"><text:span text:style-name="T47">Sendbase</text:span></text:p>
              <text:p text:style-name="P16"><text:span text:style-name="T47">= 10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84" draw:text-style-name="P28" draw:layer="layout" svg:width="1.473cm" svg:height="1.069cm" svg:x="17.494cm" svg:y="4.876cm">
            <draw:image xlink:href="Pictures/2000004C000069BB000057DA2C12EC36.wmf" xlink:type="simple" xlink:show="embed" xlink:actuate="onLoad">
              <text:p/>
            </draw:image>
          </draw:frame>
          <draw:custom-shape draw:style-name="gr98" draw:text-style-name="P19" draw:layer="layout" svg:width="2.542cm" svg:height="0.937cm" svg:x="18.751cm" svg:y="4.876cm">
            <text:list text:style-name="L3">
              <text:list-header>
                <text:p text:style-name="P16"><text:span text:style-name="T4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4" draw:text-style-name="P28" draw:layer="layout" svg:width="1.473cm" svg:height="1.07cm" svg:x="25.55cm" svg:y="4.902cm">
            <draw:image xlink:href="Pictures/2000004C000069BB000057DA2C12EC36.wmf" xlink:type="simple" xlink:show="embed" xlink:actuate="onLoad">
              <text:p/>
            </draw:image>
          </draw:frame>
          <draw:custom-shape draw:style-name="gr99" draw:text-style-name="P19" draw:layer="layout" svg:width="2.542cm" svg:height="0.937cm" svg:x="23.141cm" svg:y="4.928cm">
            <text:list text:style-name="L3">
              <text:list-header>
                <text:p text:style-name="P16"><text:span text:style-name="T4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0" draw:text-style-name="P48" draw:layer="layout" svg:x1="9.769cm" svg:y1="18.765cm" svg:x2="20.027cm" svg:y2="19.783cm">
          <text:p><text:span text:style-name="T50">Seq=92, 8 bytes de datos</text:span></text:p>
          <text:p><text:span text:style-name="T50"/></text:p>
        </draw:line>
        <draw:line draw:style-name="gr91" draw:text-style-name="P48" draw:layer="layout" svg:x1="7.034cm" svg:y1="20.379cm" svg:x2="17.292cm" svg:y2="21.397cm">
          <text:p><text:span text:style-name="T50">ACK=100</text:span></text:p>
          <text:p><text:span text:style-name="T50"/></text:p>
        </draw:line>
        <presentation:notes draw:style-name="dp4">
          <draw:page-thumbnail draw:style-name="gr1" draw:layer="layout" svg:width="12.7cm" svg:height="9.525cm" svg:x="3.175cm" svg:y="1.905cm" draw:page-number="14" presentation:class="page"/>
          <draw:frame presentation:style-name="pr14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3">
        <office:forms form:automatic-focus="false" form:apply-design-mode="false"/>
        <draw:frame presentation:style-name="pr13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TCP: escenarios de retransmisión</text:span></text:p>
              </text:list-header>
            </text:list>
          </draw:text-box>
        </draw:frame>
        <draw:g>
          <draw:custom-shape draw:style-name="gr100" draw:text-style-name="P49" draw:layer="layout" svg:width="6.258cm" svg:height="1.023cm" svg:x="4.668cm" svg:y="4.674cm">
            <text:list text:style-name="L3">
              <text:list-header>
                <text:p text:style-name="P16"><text:span text:style-name="T51">Pérdida de 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frame draw:style-name="gr84" draw:text-style-name="P28" draw:layer="layout" svg:width="1.473cm" svg:height="1.069cm" svg:x="3.231cm" svg:y="5.894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101" draw:text-style-name="P19" draw:layer="layout" svg:width="2.542cm" svg:height="0.937cm" svg:x="4.488cm" svg:y="5.894cm">
              <text:list text:style-name="L3">
                <text:list-header>
                  <text:p text:style-name="P16"><text:span text:style-name="T47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84" draw:text-style-name="P28" draw:layer="layout" svg:width="1.473cm" svg:height="1.07cm" svg:x="11.287cm" svg:y="5.92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102" draw:text-style-name="P19" draw:layer="layout" svg:width="2.542cm" svg:height="0.937cm" svg:x="8.878cm" svg:y="5.946cm">
              <text:list text:style-name="L3">
                <text:list-header>
                  <text:p text:style-name="P16"><text:span text:style-name="T47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03" draw:text-style-name="P47" draw:layer="layout" svg:width="1.01cm" svg:height="1.277cm" svg:x="6.162cm" svg:y="10.472cm">
            <text:list text:style-name="L6">
              <text:list-header>
                <text:p text:style-name="P16"><text:span text:style-name="T4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0" draw:text-style-name="P48" draw:layer="layout" svg:x1="4.339cm" svg:y1="7.61cm" svg:x2="11.833cm" svg:y2="9.263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7.193cm" svg:y1="10.991cm" svg:x2="11.752cm" svg:y2="9.403cm">
            <text:p><text:span text:style-name="T50">ACK=100</text:span></text:p>
            <text:p><text:span text:style-name="T50"/></text:p>
          </draw:line>
          <draw:line draw:style-name="gr90" draw:text-style-name="P48" draw:layer="layout" svg:x1="4.326cm" svg:y1="13.088cm" svg:x2="11.82cm" svg:y2="14.741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4.384cm" svg:y1="17.297cm" svg:x2="11.739cm" svg:y2="14.781cm">
            <text:p><text:span text:style-name="T50">ACK=100</text:span></text:p>
            <text:p><text:span text:style-name="T50"/></text:p>
          </draw:line>
          <draw:line draw:style-name="gr104" draw:text-style-name="P28" draw:layer="layout" svg:x1="4.199cm" svg:y1="7.181cm" svg:x2="4.199cm" svg:y2="19.01cm">
            <text:p/>
          </draw:line>
          <draw:line draw:style-name="gr104" draw:text-style-name="P28" draw:layer="layout" svg:x1="11.859cm" svg:y1="7.164cm" svg:x2="11.859cm" svg:y2="18.993cm">
            <text:p/>
          </draw:line>
          <draw:measure draw:style-name="gr105" draw:layer="layout" svg:x1="4.177cm" svg:y1="13.065cm" svg:x2="4.177cm" svg:y2="7.597cm">
            <text:p><text:span text:style-name="T52">Timeout Seq=92</text:span></text:p>
          </draw:measure>
          <draw:custom-shape draw:style-name="gr106" draw:text-style-name="P50" draw:layer="layout" svg:width="1.852cm" svg:height="1.455cm" svg:x="1.537cm" svg:y="15.07cm">
            <text:p text:style-name="P7"><text:span text:style-name="T53">100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29818.0248246087 32073.626373626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draw:g>
          <draw:g>
            <draw:custom-shape draw:style-name="gr107" draw:text-style-name="P50" draw:layer="layout" svg:width="1.852cm" svg:height="1.455cm" svg:x="14.132cm" svg:y="11.487cm">
              <text:p text:style-name="P7"><text:span text:style-name="T53">100</text:span></text:p>
              <draw:enhanced-geometry svg:viewBox="0 0 21600 21600" draw:glue-points="10800 0 3160 3160 0 10800 3160 18440 10800 21600 18440 18440 21600 10800 18440 3160 ?f14 ?f15" draw:text-areas="3200 3200 18400 18400" draw:type="round-callout" draw:modifiers="54460.4425256341 37073.0769230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custom-shape draw:style-name="gr107" draw:text-style-name="P50" draw:layer="layout" svg:width="1.852cm" svg:height="1.455cm" svg:x="14.132cm" svg:y="13.008cm">
              <text:p text:style-name="P7"><text:span text:style-name="T53">120</text:span></text:p>
              <draw:enhanced-geometry svg:viewBox="0 0 21600 21600" draw:glue-points="10800 0 3160 3160 0 10800 3160 18440 10800 21600 18440 18440 21600 10800 18440 3160 ?f14 ?f15" draw:text-areas="3200 3200 18400 18400" draw:type="round-callout" draw:modifiers="54238.9638424177 32162.637362637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custom-shape draw:style-name="gr107" draw:text-style-name="P50" draw:layer="layout" svg:width="1.852cm" svg:height="1.455cm" svg:x="14.132cm" svg:y="15.632cm">
              <text:p text:style-name="P7"><text:span text:style-name="T53">120</text:span></text:p>
              <draw:enhanced-geometry svg:viewBox="0 0 21600 21600" draw:glue-points="10800 0 3160 3160 0 10800 3160 18440 10800 21600 18440 18440 21600 10800 18440 3160 ?f14 ?f15" draw:text-areas="3200 3200 18400 18400" draw:type="round-callout" draw:modifiers="54903.3998920669 32207.142857142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draw:g>
          <draw:custom-shape draw:style-name="gr108" draw:text-style-name="P51" draw:layer="layout" svg:width="7.672cm" svg:height="1.023cm" svg:x="19.108cm" svg:y="4.63cm">
            <text:list text:style-name="L3">
              <text:list-header>
                <text:p text:style-name="P16"><text:span text:style-name="T51">Timeout prematur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g>
              <draw:frame draw:style-name="gr84" draw:text-style-name="P28" draw:layer="layout" svg:width="1.473cm" svg:height="1.069cm" svg:x="17.964cm" svg:y="5.859cm">
                <draw:image xlink:href="Pictures/2000004C000069BB000057DA2C12EC36.wmf" xlink:type="simple" xlink:show="embed" xlink:actuate="onLoad">
                  <text:p/>
                </draw:image>
              </draw:frame>
              <draw:custom-shape draw:style-name="gr109" draw:text-style-name="P19" draw:layer="layout" svg:width="2.542cm" svg:height="0.937cm" svg:x="19.221cm" svg:y="5.859cm">
                <text:list text:style-name="L3">
                  <text:list-header>
                    <text:p text:style-name="P16"><text:span text:style-name="T47">Host A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frame draw:style-name="gr84" draw:text-style-name="P28" draw:layer="layout" svg:width="1.473cm" svg:height="1.07cm" svg:x="26.02cm" svg:y="5.885cm">
                <draw:image xlink:href="Pictures/2000004C000069BB000057DA2C12EC36.wmf" xlink:type="simple" xlink:show="embed" xlink:actuate="onLoad">
                  <text:p/>
                </draw:image>
              </draw:frame>
              <draw:custom-shape draw:style-name="gr110" draw:text-style-name="P19" draw:layer="layout" svg:width="2.542cm" svg:height="0.937cm" svg:x="23.611cm" svg:y="5.911cm">
                <text:list text:style-name="L3">
                  <text:list-header>
                    <text:p text:style-name="P16"><text:span text:style-name="T47">Host B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</draw:g>
          <draw:line draw:style-name="gr104" draw:text-style-name="P28" draw:layer="layout" svg:x1="18.911cm" svg:y1="7.233cm" svg:x2="18.911cm" svg:y2="19.062cm">
            <text:p/>
          </draw:line>
          <draw:line draw:style-name="gr104" draw:text-style-name="P28" draw:layer="layout" svg:x1="26.571cm" svg:y1="7.216cm" svg:x2="26.571cm" svg:y2="19.062cm">
            <text:p/>
          </draw:line>
          <draw:line draw:style-name="gr90" draw:text-style-name="P48" draw:layer="layout" svg:x1="19.009cm" svg:y1="7.59cm" svg:x2="26.676cm" svg:y2="9.184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18.903cm" svg:y1="13.991cm" svg:x2="26.499cm" svg:y2="9.329cm">
            <text:p><text:span text:style-name="T50">ACK=100</text:span></text:p>
            <text:p><text:span text:style-name="T50"/></text:p>
          </draw:line>
          <draw:line draw:style-name="gr90" draw:text-style-name="P48" draw:layer="layout" svg:x1="18.97cm" svg:y1="8.878cm" svg:x2="26.637cm" svg:y2="10.472cm">
            <text:p><text:span text:style-name="T50">Seq=100, 20 bytes de datos</text:span></text:p>
            <text:p><text:span text:style-name="T50"/></text:p>
          </draw:line>
          <draw:line draw:style-name="gr91" draw:text-style-name="P48" draw:layer="layout" svg:x1="18.903cm" svg:y1="15.226cm" svg:x2="26.507cm" svg:y2="10.527cm">
            <text:p><text:span text:style-name="T50"><text:s text:c="11"/></text:span><text:span text:style-name="T50">ACK=120</text:span></text:p>
            <text:p><text:span text:style-name="T50"/></text:p>
          </draw:line>
          <draw:measure draw:style-name="gr105" draw:layer="measurelines" svg:x1="18.859cm" svg:y1="13.065cm" svg:x2="18.859cm" svg:y2="7.597cm">
            <text:p><text:span text:style-name="T52">Timeout Seq=92</text:span></text:p>
          </draw:measure>
          <draw:line draw:style-name="gr90" draw:text-style-name="P48" draw:layer="layout" svg:x1="18.97cm" svg:y1="13.078cm" svg:x2="26.637cm" svg:y2="14.672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18.991cm" svg:y1="17.872cm" svg:x2="26.508cm" svg:y2="14.642cm">
            <text:p><text:span text:style-name="T50"><text:s text:c="11"/></text:span><text:span text:style-name="T50">ACK=120</text:span></text:p>
            <text:p><text:span text:style-name="T50"/></text:p>
          </draw:line>
          <draw:measure draw:style-name="gr105" draw:layer="layout" svg:x1="18.877cm" svg:y1="18.565cm" svg:x2="18.877cm" svg:y2="13.097cm">
            <text:p><text:span text:style-name="T52">Timeout Seq=92</text:span></text:p>
          </draw:measure>
        </draw:g>
        <draw:g>
          <draw:custom-shape draw:style-name="gr111" draw:text-style-name="P52" draw:layer="layout" svg:width="6.615cm" svg:height="3.219cm" svg:x="22.049cm" svg:y="16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53" draw:layer="layout" svg:width="3.475cm" svg:height="1.691cm" svg:x="22.933cm" svg:y="17.263cm">
            <text:p text:style-name="P7"><text:span text:style-name="T54">SendBase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38527.0425776755 28736.17021276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4">
          <draw:page-thumbnail draw:style-name="gr1" draw:layer="layout" svg:width="12.7cm" svg:height="9.525cm" svg:x="3.175cm" svg:y="1.905cm" draw:page-number="15" presentation:class="page"/>
          <draw:frame presentation:style-name="pr14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1T3">
        <office:forms form:automatic-focus="false" form:apply-design-mode="false"/>
        <draw:frame presentation:style-name="pr13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TCP: escenarios de retransmisión</text:span></text:p>
              </text:list-header>
            </text:list>
          </draw:text-box>
        </draw:frame>
        <draw:g>
          <draw:custom-shape draw:style-name="gr113" draw:text-style-name="P49" draw:layer="layout" svg:width="6.296cm" svg:height="1.023cm" svg:x="11.152cm" svg:y="4.674cm">
            <text:list text:style-name="L3">
              <text:list-header>
                <text:p text:style-name="P16"><text:span text:style-name="T51">ACK acumula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frame draw:style-name="gr84" draw:text-style-name="P28" draw:layer="layout" svg:width="1.473cm" svg:height="1.069cm" svg:x="9.731cm" svg:y="5.894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114" draw:text-style-name="P19" draw:layer="layout" svg:width="2.542cm" svg:height="0.937cm" svg:x="10.988cm" svg:y="5.894cm">
              <text:list text:style-name="L3">
                <text:list-header>
                  <text:p text:style-name="P16"><text:span text:style-name="T47">Host 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frame draw:style-name="gr84" draw:text-style-name="P28" draw:layer="layout" svg:width="1.473cm" svg:height="1.07cm" svg:x="18.687cm" svg:y="5.92cm">
              <draw:image xlink:href="Pictures/2000004C000069BB000057DA2C12EC36.wmf" xlink:type="simple" xlink:show="embed" xlink:actuate="onLoad">
                <text:p/>
              </draw:image>
            </draw:frame>
            <draw:custom-shape draw:style-name="gr115" draw:text-style-name="P19" draw:layer="layout" svg:width="2.542cm" svg:height="0.937cm" svg:x="16.278cm" svg:y="5.946cm">
              <text:list text:style-name="L3">
                <text:list-header>
                  <text:p text:style-name="P16"><text:span text:style-name="T47">Host 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6" draw:text-style-name="P47" draw:layer="layout" svg:width="1.01cm" svg:height="1.277cm" svg:x="11.515cm" svg:y="11.178cm">
            <text:list text:style-name="L6">
              <text:list-header>
                <text:p text:style-name="P16"><text:span text:style-name="T49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0" draw:text-style-name="P48" draw:layer="layout" svg:x1="10.839cm" svg:y1="7.61cm" svg:x2="19.314cm" svg:y2="9.304cm">
            <text:p><text:span text:style-name="T50">Seq=92, 8 bytes de datos</text:span></text:p>
            <text:p><text:span text:style-name="T50"/></text:p>
          </draw:line>
          <draw:line draw:style-name="gr91" draw:text-style-name="P48" draw:layer="layout" svg:x1="12.541cm" svg:y1="11.774cm" svg:x2="19.226cm" svg:y2="9.392cm">
            <text:p><text:span text:style-name="T50"><text:s text:c="9"/></text:span><text:span text:style-name="T50">ACK=100</text:span></text:p>
            <text:p><text:span text:style-name="T50"/></text:p>
          </draw:line>
          <draw:line draw:style-name="gr104" draw:text-style-name="P28" draw:layer="layout" svg:x1="10.699cm" svg:y1="7.181cm" svg:x2="10.699cm" svg:y2="19.01cm">
            <text:p/>
          </draw:line>
          <draw:line draw:style-name="gr104" draw:text-style-name="P28" draw:layer="layout" svg:x1="19.359cm" svg:y1="7.164cm" svg:x2="19.359cm" svg:y2="18.993cm">
            <text:p/>
          </draw:line>
          <draw:measure draw:style-name="gr105" draw:layer="layout" svg:x1="10.689cm" svg:y1="16.139cm" svg:x2="10.677cm" svg:y2="7.597cm">
            <text:p><text:span text:style-name="T52">Timeout Seq=92</text:span></text:p>
          </draw:measure>
          <draw:custom-shape draw:style-name="gr106" draw:text-style-name="P50" draw:layer="layout" svg:width="1.852cm" svg:height="1.455cm" svg:x="5.876cm" svg:y="12.988cm">
            <text:p text:style-name="P7"><text:span text:style-name="T53">120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53329.7355639504 33023.0769230769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line draw:style-name="gr90" draw:text-style-name="P48" draw:layer="layout" svg:x1="10.821cm" svg:y1="10.583cm" svg:x2="19.358cm" svg:y2="12.347cm">
            <text:p><text:span text:style-name="T50">Seq=100, 20 bytes de datos</text:span></text:p>
            <text:p><text:span text:style-name="T50"/></text:p>
          </draw:line>
          <draw:line draw:style-name="gr91" draw:text-style-name="P48" draw:layer="layout" svg:x1="10.821cm" svg:y1="15.213cm" svg:x2="19.226cm" svg:y2="12.435cm">
            <text:p><text:span text:style-name="T50">ACK=120</text:span></text:p>
            <text:p><text:span text:style-name="T50"/></text:p>
          </draw:line>
        </draw:g>
        <draw:g>
          <draw:custom-shape draw:style-name="gr111" draw:text-style-name="P52" draw:layer="layout" svg:width="6.615cm" svg:height="3.219cm" svg:x="22.049cm" svg:y="16.7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53" draw:layer="layout" svg:width="3.475cm" svg:height="1.691cm" svg:x="22.933cm" svg:y="17.263cm">
            <text:p text:style-name="P7"><text:span text:style-name="T54">SendBase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38527.0425776755 28736.17021276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4">
          <draw:page-thumbnail draw:style-name="gr1" draw:layer="layout" svg:width="12.7cm" svg:height="9.525cm" svg:x="3.175cm" svg:y="1.905cm" draw:page-number="16" presentation:class="page"/>
          <draw:frame presentation:style-name="pr14" draw:text-style-name="P2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TCP, escenarios de retransmisión</text:span></text:p>
              </text:list-header>
            </text:list>
          </draw:text-box>
        </draw:frame>
        <draw:g>
          <draw:line draw:style-name="gr117" draw:text-style-name="P28" draw:layer="layout" svg:x1="17.512cm" svg:y1="8.654cm" svg:x2="12.72cm" svg:y2="10.002cm">
            <text:p/>
          </draw:line>
          <draw:line draw:style-name="gr118" draw:text-style-name="P28" draw:layer="layout" svg:x1="9.863cm" svg:y1="6.647cm" svg:x2="17.542cm" svg:y2="8.285cm">
            <text:p/>
          </draw:line>
          <draw:frame draw:style-name="gr84" draw:text-style-name="P28" draw:layer="layout" svg:width="1.471cm" svg:height="1.07cm" svg:x="8.151cm" svg:y="4.582cm">
            <draw:image xlink:href="Pictures/2000004C000069BB000057DA2C12EC36.wmf" xlink:type="simple" xlink:show="embed" xlink:actuate="onLoad">
              <text:p/>
            </draw:image>
          </draw:frame>
          <draw:custom-shape draw:style-name="gr119" draw:text-style-name="P19" draw:layer="layout" svg:width="2.542cm" svg:height="0.937cm" svg:x="9.869cm" svg:y="4.794cm">
            <text:list text:style-name="L3">
              <text:list-header>
                <text:p text:style-name="P16"><text:span text:style-name="T47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19" draw:layer="layout" svg:width="5.382cm" svg:height="0.853cm" draw:transform="skewX (0.0350811179650861) rotate (-0.205425252959732) translate (11.298cm 6.182cm)">
            <text:list text:style-name="L3">
              <text:list-header>
                <text:p text:style-name="P16"><text:span text:style-name="T46">Seq=92, 8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19" draw:layer="layout" svg:width="2.809cm" svg:height="0.853cm" draw:transform="skewX (-0.0492182849062401) rotate (0.285884931476671) translate (14.337cm 8.557cm)">
            <text:list text:style-name="L3">
              <text:list-header>
                <text:p text:style-name="P16"><text:span text:style-name="T46">ACK=10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19" draw:layer="layout" svg:width="1.73cm" svg:height="1.023cm" svg:x="11.666cm" svg:y="10.143cm">
            <text:list text:style-name="L6">
              <text:list-header>
                <text:p text:style-name="P16"><text:span text:style-name="T55">lo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19" draw:layer="layout" svg:width="2.893cm" svg:height="0.937cm" draw:transform="rotate (1.5707963267949) translate (8.747cm 10.798cm)">
            <text:list text:style-name="L3">
              <text:list-header>
                <text:p text:style-name="P16"><text:span text:style-name="T47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19" draw:layer="layout" svg:width="5.725cm" svg:height="1.023cm" svg:x="11.622cm" svg:y="16.838cm">
            <text:list text:style-name="L3">
              <text:list-header>
                <text:p text:style-name="P16"><text:span text:style-name="T13">ACK acumulad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4" draw:text-style-name="P28" draw:layer="layout" svg:width="1.472cm" svg:height="1.07cm" svg:x="17.62cm" svg:y="4.794cm">
            <draw:image xlink:href="Pictures/2000004C000069BB000057DA2C12EC36.wmf" xlink:type="simple" xlink:show="embed" xlink:actuate="onLoad">
              <text:p/>
            </draw:image>
          </draw:frame>
          <draw:custom-shape draw:style-name="gr125" draw:text-style-name="P19" draw:layer="layout" svg:width="2.542cm" svg:height="0.937cm" svg:x="14.833cm" svg:y="4.794cm">
            <text:list text:style-name="L3">
              <text:list-header>
                <text:p text:style-name="P16"><text:span text:style-name="T47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19" draw:layer="layout" svg:width="1.065cm" svg:height="1.277cm" svg:x="12.014cm" svg:y="9.372cm">
            <text:list text:style-name="L6">
              <text:list-header>
                <text:p text:style-name="P16"><text:span text:style-name="T56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27" draw:text-style-name="P28" draw:layer="layout" svg:x1="9.767cm" svg:y1="8.809cm" svg:x2="17.446cm" svg:y2="10.446cm">
            <text:p/>
          </draw:line>
          <draw:custom-shape draw:style-name="gr128" draw:text-style-name="P19" draw:layer="layout" svg:width="5.933cm" svg:height="0.853cm" draw:transform="skewX (0.035081117965086) rotate (-0.205425252959732) translate (10.925cm 8.262cm)">
            <text:list text:style-name="L3">
              <text:list-header>
                <text:p text:style-name="P16"><text:span text:style-name="T46">Seq=100, 20 bytes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1" draw:text-style-name="P28" draw:layer="layout" svg:x1="9.767cm" svg:y1="5.005cm" svg:x2="9.794cm" svg:y2="15.967cm">
            <text:p/>
          </draw:line>
          <draw:line draw:style-name="gr71" draw:text-style-name="P28" draw:layer="layout" svg:x1="17.39cm" svg:y1="5.216cm" svg:x2="17.417cm" svg:y2="16.179cm">
            <text:p/>
          </draw:line>
          <draw:line draw:style-name="gr129" draw:text-style-name="P28" draw:layer="layout" svg:x1="17.33cm" svg:y1="10.711cm" svg:x2="9.766cm" svg:y2="12.797cm">
            <text:p/>
          </draw:line>
          <draw:custom-shape draw:style-name="gr130" draw:text-style-name="P19" draw:layer="layout" svg:width="2.912cm" svg:height="0.853cm" draw:transform="skewX (-0.0457276264022514) rotate (0.269653369433124) translate (11.776cm 12.351cm)">
            <text:list text:style-name="L3">
              <text:list-header>
                <text:p text:style-name="P16"><text:span text:style-name="T46">ACK=1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8" draw:text-style-name="P28" draw:layer="layout" svg:x1="9.314cm" svg:y1="8.258cm" svg:x2="9.314cm" svg:y2="6.595cm">
            <text:p/>
          </draw:line>
          <draw:line draw:style-name="gr78" draw:text-style-name="P28" draw:layer="layout" svg:x1="9.341cm" svg:y1="10.477cm" svg:x2="9.303cm" svg:y2="14.514cm">
            <text:p/>
          </draw:line>
          <draw:custom-shape draw:style-name="gr131" draw:text-style-name="P19" draw:layer="layout" svg:width="1.937cm" svg:height="1.023cm" svg:x="8.872cm" svg:y="15.993cm">
            <text:list text:style-name="L6">
              <text:list-header>
                <text:p text:style-name="P16"><text:span text:style-name="T55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32" draw:text-style-name="P37" draw:layer="layout" svg:width="3.486cm" svg:height="1.613cm" svg:x="5.542cm" svg:y="11.979cm">
          <text:list text:style-name="L3">
            <text:list-header>
              <text:p text:style-name="P16"><text:span text:style-name="T47">SendBase</text:span></text:p>
              <text:p text:style-name="P16"><text:span text:style-name="T47">= 12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9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1">Generación de ACK en TCP</text:span></text:p>
              </text:list-header>
            </text:list>
          </draw:text-box>
        </draw:frame>
        <draw:custom-shape draw:style-name="gr133" draw:text-style-name="P39" draw:layer="layout" svg:width="11.109cm" svg:height="13.469cm" svg:x="2.376cm" svg:y="5.217cm">
          <text:list text:style-name="L6">
            <text:list-header>
              <text:p text:style-name="P29"><text:span text:style-name="T57">Evento en Receptor</text:span></text:p>
            </text:list-header>
          </text:list>
          <text:list text:style-name="L3">
            <text:list-header>
              <text:p text:style-name="P29"><text:span text:style-name="T58"/></text:p>
              <text:p text:style-name="P29"><text:span text:style-name="T58">Llegada de segmento en orden con</text:span></text:p>
              <text:p text:style-name="P29"><text:span text:style-name="T58"># sec. esperado. <text:s/>Ya se envió el</text:span><text:span text:style-name="T58"><text:line-break/></text:span><text:span text:style-name="T58">ACK de todo lo previo.</text:span></text:p>
              <text:p text:style-name="P29"><text:span text:style-name="T58"/></text:p>
              <text:p text:style-name="P29"><text:span text:style-name="T58">Llegada de segmento en orden con</text:span><text:span text:style-name="T58"><text:line-break/></text:span><text:span text:style-name="T58"># sec. esperado. Algún segmento</text:span><text:span text:style-name="T58"><text:line-break/></text:span><text:span text:style-name="T58">tiene ACK pendiente</text:span></text:p>
              <text:p text:style-name="P29"><text:span text:style-name="T58"/></text:p>
              <text:p text:style-name="P29"><text:span text:style-name="T58">Llegada de segmento fuera de orden</text:span><text:span text:style-name="T58"><text:line-break/></text:span><text:span text:style-name="T58">con # sec. mayor al esperado. </text:span><text:span text:style-name="T58"><text:line-break/></text:span><text:span text:style-name="T58">Se detecta un vacío.</text:span></text:p>
              <text:p text:style-name="P29"><text:span text:style-name="T58"/></text:p>
              <text:p text:style-name="P29"><text:span text:style-name="T58">Llegada de segmento que llena el</text:span><text:span text:style-name="T58"><text:line-break/></text:span><text:span text:style-name="T58">vacío parcialmente o completamente</text:span></text:p>
              <text:p text:style-name="P29"><text:span text:style-name="T5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9" draw:layer="layout" svg:width="12.803cm" svg:height="12.707cm" svg:x="14.676cm" svg:y="5.275cm">
          <text:list text:style-name="L6">
            <text:list-header>
              <text:p text:style-name="P29"><text:span text:style-name="T57">TCP acción del receptor</text:span></text:p>
            </text:list-header>
          </text:list>
          <text:list text:style-name="L3">
            <text:list-header>
              <text:p text:style-name="P29"><text:span text:style-name="T58"/></text:p>
              <text:p text:style-name="P29"><text:span text:style-name="T58">ACK retardado. Espera hasta 500ms</text:span><text:span text:style-name="T58"><text:line-break/></text:span><text:span text:style-name="T58">por próximo segmento. Si no llega</text:span><text:span text:style-name="T58"><text:line-break/></text:span><text:span text:style-name="T58">otro segmento enviar ACK</text:span></text:p>
              <text:p text:style-name="P29"><text:span text:style-name="T58"/></text:p>
              <text:p text:style-name="P29"><text:span text:style-name="T58">Enviar inmediatamente un ACK acumulado</text:span><text:span text:style-name="T58"><text:line-break/></text:span><text:span text:style-name="T58">se da acuse así a ambos segmentos</text:span><text:span text:style-name="T58"><text:line-break/></text:span><text:span text:style-name="T58">en orden.</text:span></text:p>
              <text:p text:style-name="P29"><text:span text:style-name="T58"/></text:p>
              <text:p text:style-name="P29"><text:span text:style-name="T58">Enviar inmediatamente un ACK duplicado,</text:span><text:span text:style-name="T58"><text:line-break/></text:span><text:span text:style-name="T58">indicando # sec. Próximo byte esperado</text:span></text:p>
              <text:p text:style-name="P29"><text:span text:style-name="T58"/></text:p>
              <text:p text:style-name="P29"><text:span text:style-name="T58"/></text:p>
              <text:p text:style-name="P29"><text:span text:style-name="T58">Enviar inmediatamente un ACK cuando </text:span><text:span text:style-name="T58"><text:line-break/></text:span><text:span text:style-name="T58">segmento se ubique al inicio del vacío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5" draw:text-style-name="P28" draw:layer="layout" svg:x1="3.647cm" svg:y1="6.564cm" svg:x2="26.284cm" svg:y2="6.59cm">
          <text:p/>
        </draw:line>
        <draw:line draw:style-name="gr135" draw:text-style-name="P28" draw:layer="layout" svg:x1="3.561cm" svg:y1="9.866cm" svg:x2="26.226cm" svg:y2="9.84cm">
          <text:p/>
        </draw:line>
        <draw:line draw:style-name="gr135" draw:text-style-name="P28" draw:layer="layout" svg:x1="3.589cm" svg:y1="12.929cm" svg:x2="26.341cm" svg:y2="12.929cm">
          <text:p/>
        </draw:line>
        <draw:line draw:style-name="gr135" draw:text-style-name="P28" draw:layer="layout" svg:x1="3.619cm" svg:y1="15.993cm" svg:x2="26.313cm" svg:y2="16.02cm">
          <text:p/>
        </draw:line>
        <draw:line draw:style-name="gr135" draw:text-style-name="P28" draw:layer="layout" svg:x1="14.099cm" svg:y1="5.719cm" svg:x2="14.099cm" svg:y2="17.791cm">
          <text:p/>
        </draw:line>
        <draw:frame presentation:style-name="pr15" draw:text-style-name="P54" draw:layer="layout" svg:width="9.415cm" svg:height="0.988cm" svg:x="2.093cm" svg:y="3.959cm">
          <draw:text-box>
            <text:list text:style-name="L1">
              <text:list-header>
                <text:p text:style-name="P1"><text:span text:style-name="T59">RFC 1122, RFC 2581</text:span></text:p>
              </text:list-header>
            </text:list>
          </draw:text-box>
        </draw:frame>
        <draw:frame draw:style-name="standard" draw:layer="layout" svg:width="21.147cm" svg:height="14.813cm" svg:x="13.763cm" svg:y="16.5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Evento en receptor</text:p>
              </table:table-cell>
              <table:table-cell>
                <text:p>Acción del receptor</text:p>
              </table:table-cell>
            </table:table-row>
            <table:table-row table:style-name="ro2" table:default-cell-style-name="ce1">
              <table:table-cell table:style-name="ce2" table:number-rows-spanned="2">
                <text:p><text:span text:style-name="T52">Llega segmento en orden con número de secuencia esperado</text:span></text:p>
              </table:table-cell>
              <table:table-cell>
                <text:p>Ya se envió ACK para todo lo anterior</text:p>
              </table:table-cell>
              <table:table-cell>
                <text:p>ACK retardado. Espera hasta 500ms por el pŕoximo segmento. Si no llega, enviar otro ACK.</text:p>
              </table:table-cell>
            </table:table-row>
            <table:table-row table:style-name="ro2" table:default-cell-style-name="ce1">
              <table:covered-table-cell table:style-name="ce3"/>
              <table:table-cell>
                <text:p>Hay segmentos con ACK pendiente</text:p>
              </table:table-cell>
              <table:table-cell>
                <text:p>Enviar inmediatamente un ACK acumulado, reconociendo ambos segmentos en orden.</text:p>
              </table:table-cell>
            </table:table-row>
            <table:table-row table:style-name="ro2">
              <table:table-cell table:style-name="ce4" table:number-rows-spanned="2">
                <text:p>Llega segmento fuera de orden</text:p>
              </table:table-cell>
              <table:table-cell table:style-name="ce5">
                <text:p><text:span text:style-name="T52">Segmento recibido tiene número de secuencia mayor al esperado. Se detecta un vacío.</text:span></text:p>
              </table:table-cell>
              <table:table-cell table:style-name="ce1">
                <text:p>Enviar inmediatamente un ACK duplicado indicando número de secuencia del próximo byte esperado.</text:p>
              </table:table-cell>
            </table:table-row>
            <table:table-row table:style-name="ro2">
              <table:covered-table-cell table:style-name="ce4"/>
              <table:table-cell table:style-name="ce5">
                <text:p><text:span text:style-name="T52">Segmento recibido llena un vacío parcial o completamente</text:span></text:p>
              </table:table-cell>
              <table:table-cell table:style-name="ce1">
                <text:p>Enviar inmediatamente un ACK si el segmento se ubica al inicio del vacío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4cm" draw:page-number="18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p text:style-name="P1"><text:span text:style-name="T11">Generación de ACKs en TCP</text:span></text:p>
          </draw:text-box>
        </draw:frame>
        <draw:frame draw:style-name="standard" draw:layer="layout" svg:width="26.59cm" svg:height="14.15cm" svg:x="1.675cm" svg:y="5.428cm" presentation:class="table" presentation:user-transformed="true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7">
              <table:table-cell table:style-name="ce6" table:number-columns-spanned="2">
                <text:p text:style-name="P7"><text:span text:style-name="T60">Evento en receptor</text:span></text:p>
              </table:table-cell>
              <table:covered-table-cell/>
              <table:table-cell>
                <text:p text:style-name="P7"><text:span text:style-name="T60">Acción del receptor</text:span></text:p>
              </table:table-cell>
            </table:table-row>
            <table:table-row table:style-name="ro4" table:default-cell-style-name="ce1">
              <table:table-cell table:style-name="ce2" table:number-rows-spanned="2">
                <text:p><text:span text:style-name="T52">Llega segmento en orden con número de secuencia esperado</text:span></text:p>
              </table:table-cell>
              <table:table-cell>
                <text:p>Ya se envió ACK para todo lo anterior</text:p>
              </table:table-cell>
              <table:table-cell>
                <text:p>ACK retardado. Espera hasta 500ms por el pŕoximo segmento. Si no llega, enviar otro ACK.</text:p>
              </table:table-cell>
            </table:table-row>
            <table:table-row table:style-name="ro4" table:default-cell-style-name="ce1">
              <table:covered-table-cell table:style-name="ce3"/>
              <table:table-cell>
                <text:p>Hay segmentos con ACK pendiente</text:p>
              </table:table-cell>
              <table:table-cell>
                <text:p>Enviar inmediatamente un ACK acumulado, reconociendo ambos segmentos en orden.</text:p>
              </table:table-cell>
            </table:table-row>
            <table:table-row table:style-name="ro5">
              <table:table-cell table:style-name="ce4" table:number-rows-spanned="2">
                <text:p>Llega segmento fuera de orden</text:p>
              </table:table-cell>
              <table:table-cell table:style-name="ce5">
                <text:p><text:span text:style-name="T52">Segmento recibido tiene número de secuencia mayor al esperado → se detecta un vacío</text:span></text:p>
              </table:table-cell>
              <table:table-cell table:style-name="ce1">
                <text:p>Enviar inmediatamente un ACK duplicado indicando número de secuencia del próximo byte esperado.</text:p>
              </table:table-cell>
            </table:table-row>
            <table:table-row table:style-name="ro6">
              <table:covered-table-cell table:style-name="ce4"/>
              <table:table-cell table:style-name="ce5">
                <text:p><text:span text:style-name="T52">Segmento recibido llena un vacío parcial o completamente</text:span></text:p>
              </table:table-cell>
              <table:table-cell table:style-name="ce1">
                <text:p>Enviar inmediatamente un ACK si el segmento se ubica al inicio del vacío.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54" draw:layer="layout" svg:width="9.755cm" svg:height="0.904cm" svg:x="1.822cm" svg:y="4.002cm">
          <draw:text-box>
            <text:p text:style-name="P1"><text:span text:style-name="T59">RFC 1122, RFC 2581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Retransmisiones Rápidas</text:span></text:p>
              </text:list-header>
            </text:list>
          </draw:text-box>
        </draw:frame>
        <draw:frame presentation:style-name="pr2" draw:layer="layout" svg:width="11.497cm" svg:height="12.891cm" svg:x="2.608cm" svg:y="5.428cm" presentation:class="outline">
          <draw:text-box>
            <text:list text:style-name="L2">
              <text:list-item>
                <text:p>Período de timeout a veces es demasiado largo</text:p>
                <text:list>
                  <text:list-item>
                    <text:p>El retardo antes del re-envío de paquetes perdidos es largo</text:p>
                  </text:list-item>
                </text:list>
              </text:list-item>
              <text:list-item>
                <text:p>Los paquetes perdidos se detectan a través de los ACKs duplicados</text:p>
                <text:list>
                  <text:list-item>
                    <text:p>El transmisor a menudo envía muchos segmentos seguidos</text:p>
                  </text:list-item>
                  <text:list-item>
                    <text:p>Si un segmento es perdido, probablemente habrá muchos ACKs duplicados</text:p>
                  </text:list-item>
                </text:list>
              </text:list-item>
            </text:list>
          </draw:text-box>
        </draw:frame>
        <draw:frame presentation:style-name="pr2" draw:layer="layout" svg:width="11.497cm" svg:height="12.891cm" svg:x="14.681cm" svg:y="5.428cm" presentation:class="outline">
          <draw:text-box>
            <text:list text:style-name="L2">
              <text:list-item>
                <text:p>Si el transmisor recibe <text:span text:style-name="T61">tres ACKs repetidos de un mismo dato ya reconocido</text:span>, supone que el segmento después de este dato se perdió</text:p>
                <text:list>
                  <text:list-item>
                    <text:p><text:span text:style-name="T5">Retransmisión rápida:</text:span> reenviar el segmento antes que el timer exp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9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p text:style-name="P1"><text:span text:style-name="T11">Algoritmo de retransmisión rápida</text:span></text:p>
          </draw:text-box>
        </draw:frame>
        <draw:custom-shape draw:style-name="gr136" draw:text-style-name="P55" draw:layer="layout" svg:width="21.636cm" svg:height="8.834cm" svg:x="3.896cm" svg:y="5.953cm">
          <text:p text:style-name="P29"><text:span text:style-name="T46"><text:s/></text:span><text:span text:style-name="T42">event:</text:span><text:span text:style-name="T40"> Llega ACK, con campo ACK de valor </text:span><text:span text:style-name="T39">y</text:span><text:span text:style-name="T40"> </text:span></text:p>
          <text:p text:style-name="P29"><text:span text:style-name="T40"><text:tab/></text:span><text:span text:style-name="T40">if (y &gt; SendBase) { </text:span></text:p>
          <text:p text:style-name="P29"><text:span text:style-name="T40"><text:s text:c="7"/></text:span><text:span text:style-name="T40"><text:tab/></text:span><text:span text:style-name="T40"><text:tab/></text:span><text:span text:style-name="T40">SendBase = y</text:span></text:p>
          <text:p text:style-name="P29"><text:span text:style-name="T40"><text:s text:c="15"/></text:span><text:span text:style-name="T40"><text:tab/></text:span><text:span text:style-name="T40">if (hay segmentos sin acuse de recibo aún)</text:span></text:p>
          <text:p text:style-name="P29"><text:span text:style-name="T40"><text:s text:c="15"/></text:span><text:span text:style-name="T40"><text:tab/></text:span><text:span text:style-name="T40"><text:tab/></text:span><text:span text:style-name="T40">iniciar timer </text:span></text:p>
          <text:p text:style-name="P29"><text:span text:style-name="T40"><text:tab/></text:span><text:span text:style-name="T40">} </text:span></text:p>
          <text:p text:style-name="P29"><text:span text:style-name="T40"><text:s text:c="7"/></text:span><text:span text:style-name="T40"><text:tab/></text:span><text:span text:style-name="T40">else { <text:s/>// y==SendBase</text:span></text:p>
          <text:p text:style-name="P29"><text:span text:style-name="T40"><text:s text:c="11"/></text:span><text:span text:style-name="T40"><text:tab/></text:span><text:span text:style-name="T40">incrementar cuenta de ACKs de</text:span><text:span text:style-name="T62"> y</text:span><text:span text:style-name="T40"> duplicados</text:span></text:p>
          <text:p text:style-name="P29"><text:span text:style-name="T40"><text:s text:c="15"/></text:span><text:span text:style-name="T40"><text:tab/></text:span><text:span text:style-name="T40">if (cuenta de ACKs de</text:span><text:span text:style-name="T62"> y</text:span><text:span text:style-name="T40"> duplicados = 3) {</text:span></text:p>
          <text:p text:style-name="P29"><text:span text:style-name="T40"><text:s text:c="15"/></text:span><text:span text:style-name="T40"><text:tab/></text:span><text:span text:style-name="T40"><text:tab/></text:span><text:span text:style-name="T40">re-enviar segmento con # de secuencia </text:span><text:span text:style-name="T62">y</text:span></text:p>
          <text:p text:style-name="P29"><text:span text:style-name="T40"><text:s text:c="16"/></text:span><text:span text:style-name="T40">}</text:span></text:p>
          <text:p text:style-name="P29"><text:span text:style-name="T40"><text:tab/></text:span><text:span text:style-name="T40">}</text:span></text:p>
          <draw:enhanced-geometry svg:viewBox="0 0 21600 21600" draw:type="rectangle" draw:enhanced-path="M 0 0 L 21600 0 21600 21600 0 21600 0 0 Z N"/>
        </draw:custom-shape>
        <draw:custom-shape draw:style-name="gr137" draw:text-style-name="P56" draw:layer="layout" svg:width="6.45cm" svg:height="2.547cm" svg:x="3.906cm" svg:y="15.846cm">
          <text:list text:style-name="L6">
            <text:list-header>
              <text:p text:style-name="P29"><text:span text:style-name="T63">ACK duplicado de un</text:span><text:span text:style-name="T63"><text:line-break/></text:span><text:span text:style-name="T63">segmento con ACK</text:span><text:span text:style-name="T63"><text:line-break/></text:span><text:span text:style-name="T63">recibi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37" draw:layer="layout" svg:width="6.776cm" svg:height="1.023cm" svg:x="14.781cm" svg:y="15.85cm">
          <text:list text:style-name="L6">
            <text:list-header>
              <text:p text:style-name="P16"><text:span text:style-name="T63">Retransmisión</text:span><text:span text:style-name="T55"> rápid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9" draw:text-style-name="P9" draw:layer="layout" svg:x1="4.674cm" svg:y1="15.846cm" svg:x2="6.747cm" svg:y2="11.157cm">
          <text:p/>
        </draw:line>
        <draw:line draw:style-name="gr139" draw:text-style-name="P9" draw:layer="layout" svg:x1="17.418cm" svg:y1="15.85cm" svg:x2="15.963cm" svg:y2="12.744cm">
          <text:p/>
        </draw:lin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frame presentation:style-name="pr1" draw:text-style-name="P2" draw:layer="layout" svg:width="26.495cm" svg:height="3.421cm" svg:x="1.501cm" svg:y="1.609cm" presentation:class="title">
          <draw:text-box>
            <text:list text:style-name="L1">
              <text:list-header>
                <text:p text:style-name="P1"><text:span text:style-name="T1">Capítulo 3: Continuación</text:span></text:p>
              </text:list-header>
            </text:list>
          </draw:text-box>
        </draw:frame>
        <draw:frame presentation:style-name="pr2" draw:text-style-name="P1" draw:layer="layout" svg:width="11.497cm" svg:height="12.891cm" svg:x="2.608cm" svg:y="5.428cm" presentation:class="outline">
          <draw:text-box>
            <text:list text:style-name="L2">
              <text:list-item>
                <text:p text:style-name="P1">3.1 Servicios de la capa transporte</text:p>
              </text:list-item>
              <text:list-item>
                <text:p text:style-name="P1">3.2 Multiplexing y demultiplexing</text:p>
              </text:list-item>
              <text:list-item>
                <text:p text:style-name="P1">3.3 Transporte sin conexión: UDP</text:p>
              </text:list-item>
              <text:list-item>
                <text:p text:style-name="P1">3.4 Principios de transferencia confiable de datos</text:p>
              </text:list-item>
            </text:list>
          </draw:text-box>
        </draw:frame>
        <draw:frame presentation:style-name="pr2" draw:text-style-name="P1" draw:layer="layout" svg:width="11.497cm" svg:height="12.891cm" svg:x="14.681cm" svg:y="5.428cm" presentation:class="outline">
          <draw:text-box>
            <text:list text:style-name="L2">
              <text:list-item>
                <text:p text:style-name="P1">3.5 Transporte orientado a la conexión: TCP</text:p>
                <text:list>
                  <text:list-item>
                    <text:p text:style-name="P1">Estructura de un segmento</text:p>
                  </text:list-item>
                  <text:list-item>
                    <text:p text:style-name="P1">Transferencia confiable de datos</text:p>
                  </text:list-item>
                  <text:list-item>
                    <text:p text:style-name="P1"><text:span text:style-name="T5">Control de flujo</text:span></text:p>
                  </text:list-item>
                  <text:list-item>
                    <text:p text:style-name="P1">Administración de conexión</text:p>
                  </text:list-item>
                </text:list>
              </text:list-item>
              <text:list-item>
                <text:p text:style-name="P1">3.6 Principios del control de congestión</text:p>
              </text:list-item>
              <text:list-item>
                <text:p text:style-name="P1">3.7 Control de congestión en TCP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3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6" svg:font-family="'Bitstream Vera Sans'" style:font-adornments="Roman" style:font-family-generic="roman" style:font-pitch="variable" style:font-charset="x-symbol"/>
    <style:font-face style:name="DejaVu LGC Sans2" svg:font-family="'DejaVu LGC Sans'" style:font-family-generic="roman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Roman" style:font-family-generic="roman" style:font-pitch="variable" style:font-charset="x-symbol"/>
    <style:font-face style:name="Bitstream Vera Sans5" svg:font-family="'Bitstream Vera Sans'" style:font-adornments="Roman" style:font-family-generic="swiss" style:font-pitch="variable" style:font-charset="x-symbol"/>
    <style:font-face style:name="DejaVu LGC Sans1" svg:font-family="'DejaVu LGC Sans'" style:font-family-generic="system" style:font-pitch="variable" style:font-charset="x-symbol"/>
    <style:font-face style:name="Courier New2" svg:font-family="'Courier New'" style:font-family-generic="modern" style:font-pitch="fixed"/>
    <style:font-face style:name="Courier New1" svg:font-family="'Courier New'" style:font-adornments="Roman" style:font-family-generic="modern" style:font-pitch="fixed"/>
    <style:font-face style:name="Liberation Mono2" svg:font-family="'Liberation Mono'" style:font-family-generic="modern" style:font-pitch="fixed"/>
    <style:font-face style:name="Liberation Mono1" svg:font-family="'Liberation Mono'" style:font-adornments="Roman" style:font-family-generic="modern" style:font-pitch="fixed"/>
    <style:font-face style:name="Arial" svg:font-family="Arial" style:font-pitch="variable"/>
    <style:font-face style:name="Tahoma1" svg:font-family="Tahoma" style:font-pitch="variable"/>
    <style:font-face style:name="Times New Roman4" svg:font-family="'Times New Roman'" style:font-pitch="variable"/>
    <style:font-face style:name="ＭＳ Ｐゴシック1" svg:font-family="'ＭＳ Ｐゴシック'" style:font-pitch="variable"/>
    <style:font-face style:name="Bitstream Vera Sans4" svg:font-family="'Bitstream Vera Sans'" style:font-adornments="Roman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Roman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" style:font-adornments="Roman" style:font-family-generic="modern" style:font-pitch="variable"/>
    <style:font-face style:name="Times New Roman3" svg:font-family="'Times New Roman'" style:font-family-generic="modern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adornments="Roman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7" svg:font-family="'Bitstream Vera Sans'" style:font-adornments="Roman" style:font-family-generic="script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Roman" style:font-family-generic="script" style:font-pitch="variable"/>
    <style:font-face style:name="Nimbus Roman No9 L1" svg:font-family="'Nimbus Roman No9 L'" style:font-family-generic="script" style:font-pitch="variable"/>
    <style:font-face style:name="Times New Roman2" svg:font-family="'Times New Roman'" style:font-family-generic="script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Nimbus Roman No9 L2" svg:font-family="'Nimbus Roman No9 L'" style:font-family-generic="swiss" style:font-pitch="variable"/>
    <style:font-face style:name="Times New Roman1" svg:font-family="'Times New Roman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29" draw:display-name="Arrowheads 129" svg:viewBox="0 0 237 237" svg:d="M119 0l118 237h-237z"/>
    <draw:marker draw:name="Arrowheads_20_130" draw:display-name="Arrowheads 130" svg:viewBox="0 0 237 237" svg:d="M119 0l118 237h-237z"/>
    <draw:marker draw:name="Arrowheads_20_131" draw:display-name="Arrowheads 131" svg:viewBox="0 0 237 237" svg:d="M119 0l118 237h-237z"/>
    <draw:marker draw:name="Arrowheads_20_132" draw:display-name="Arrowheads 132" svg:viewBox="0 0 237 237" svg:d="M119 0l118 237h-237z"/>
    <draw:marker draw:name="Arrowheads_20_133" draw:display-name="Arrowheads 133" svg:viewBox="0 0 237 237" svg:d="M119 0l118 237h-237z"/>
    <draw:marker draw:name="Arrowheads_20_134" draw:display-name="Arrowheads 134" svg:viewBox="0 0 237 237" svg:d="M119 0l118 237h-237z"/>
    <draw:marker draw:name="Arrowheads_20_15" draw:display-name="Arrowheads 15" svg:viewBox="0 0 237 237" svg:d="M119 0l118 237h-237z"/>
    <draw:marker draw:name="Arrowheads_20_16" draw:display-name="Arrowheads 16" svg:viewBox="0 0 237 237" svg:d="M119 0l118 237h-237z"/>
    <draw:marker draw:name="Arrowheads_20_17" draw:display-name="Arrowheads 17" svg:viewBox="0 0 237 237" svg:d="M119 0l118 237h-237z"/>
    <draw:marker draw:name="Arrowheads_20_18" draw:display-name="Arrowheads 18" svg:viewBox="0 0 237 237" svg:d="M119 0l118 237h-237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marker draw:name="msArrowEnd_20_5" draw:display-name="msArrowEnd 5" svg:viewBox="0 0 210 210" svg:d="M105 0l105 210h-21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4pt" style:font-style-asian="normal" style:font-weight-asian="normal" style:font-name-complex="DejaVu LGC Sans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0.991cm" fo:margin-right="0.991cm" fo:margin-top="0.991cm" fo:margin-bottom="0.991cm" fo:text-align="center" fo:text-indent="0cm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2pt" style:font-style-asian="normal" style:font-weight-asian="normal" style:font-name-complex="DejaVu LGC Sans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51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27cm" text:min-label-width="0.793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83cm" fo:margin-right="0cm" fo:margin-top="0.175cm" fo:margin-bottom="0cm" fo:line-height="100%" fo:text-align="start" fo:text-indent="-0.74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787cm" fo:margin-right="0cm" fo:margin-top="0.211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8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16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">
            <style:list-level-properties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2" text:bullet-char="">
            <style:list-level-properties text:space-before="1.27cm"/>
            <style:text-properties fo:font-family="ZapfDingbats" style:font-family-generic="decorative" style:font-pitch="variable" style:font-charset="x-symbol" fo:color="#3333cc" fo:font-size="75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8pt" style:font-style-asian="normal" style:font-weight-asian="normal" style:font-name-complex="DejaVu LGC Sans" style:font-family-complex="'DejaVu LGC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Bitstream Vera Sans2" fo:font-family="'Bitstream Vera Sans'" style:font-style-name="Roman" style:font-family-generic="swiss" style:font-pitch="variable" fo:font-size="40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0pt" style:font-style-asian="normal" style:font-weight-asian="normal" style:font-name-complex="DejaVu LGC Sans" style:font-family-complex="'DejaVu LGC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3.64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outline1" style:list-style-name="ML4">
      <style:graphic-properties draw:stroke="none" draw:fill="none" draw:fill-color="#00cc99" draw:textarea-horizontal-align="justify" draw:textarea-vertical-align="top" draw:auto-grow-height="false" draw:auto-grow-width="false" fo:min-height="12.91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7" style:family="paragraph">
      <style:paragraph-properties fo:margin-left="0.94cm" fo:margin-right="0cm" fo:text-indent="-0.889cm"/>
    </style:style>
    <style:style style:name="MP8" style:family="paragraph">
      <style:paragraph-properties style:text-autospace="ideograph-alpha" style:writing-mode="lr-tb"/>
      <style:text-properties fo:hyphenate="false"/>
    </style:style>
    <style:style style:name="MP9" style:family="paragraph">
      <loext:graphic-properties draw:fill="none" draw:fill-color="#00cc99"/>
      <style:paragraph-properties fo:margin-left="0.952cm" fo:margin-right="0cm" fo:text-indent="-0.952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false" fo:background-color="transparent" style:language-asian="en" style:country-asian="US" style:language-complex="en" style:country-complex="US" style:text-scale="100%" style:text-overline-style="none" style:text-overline-color="font-color"/>
    </style:style>
    <style:style style:name="MT3" style:family="text">
      <style:text-properties style:font-name="Comic Sans MS" fo:font-size="14pt" style:font-size-asian="14pt" style:font-size-complex="14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051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465cm" svg:height="4.571cm" svg:x="2.005cm" svg:y="3.556cm"/>
      <draw:page-thumbnail draw:layer="backgroundobjects" svg:width="6.465cm" svg:height="4.571cm" svg:x="10.577cm" svg:y="3.556cm"/>
      <draw:page-thumbnail draw:layer="backgroundobjects" svg:width="6.465cm" svg:height="4.571cm" svg:x="2.005cm" svg:y="10.414cm"/>
      <draw:page-thumbnail draw:layer="backgroundobjects" svg:width="6.465cm" svg:height="4.571cm" svg:x="10.577cm" svg:y="10.414cm"/>
      <draw:page-thumbnail draw:layer="backgroundobjects" svg:width="6.465cm" svg:height="4.571cm" svg:x="2.005cm" svg:y="17.272cm"/>
      <draw:page-thumbnail draw:layer="backgroundobjects" svg:width="6.465cm" svg:height="4.571cm" svg:x="10.577cm" svg:y="17.272cm"/>
    </style:handout-master>
    <style:master-page style:name="Default" style:page-layout-name="PM1" draw:style-name="Mdp1">
      <draw:frame presentation:style-name="Mpr1" draw:text-style-name="MP6" draw:layer="backgroundobjects" svg:width="26.495cm" svg:height="3.421cm" svg:x="1.501cm" svg:y="1.609cm" presentation:class="title">
        <draw:text-box>
          <text:p text:style-name="MP5">Click to edit the title text format</text:p>
        </draw:text-box>
      </draw:frame>
      <draw:frame presentation:style-name="Mpr2" draw:text-style-name="MP9" draw:layer="backgroundobjects" svg:width="23.56cm" svg:height="12.891cm" svg:x="2.608cm" svg:y="5.428cm" presentation:class="outline">
        <draw:text-box>
          <text:list text:style-name="ML3">
            <text:list-item>
              <text:p text:style-name="MP7">Click to edit the outline text format</text:p>
              <text:list>
                <text:list-item>
                  <text:p text:style-name="MP8"><text:span text:style-name="MT2">Second Outline Level</text:span></text:p>
                  <text:list>
                    <text:list-item>
                      <text:p text:style-name="MP8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8"><text:span text:style-name="MT2">Fifth Outline Level</text:span></text:p>
                              <text:list>
                                <text:list-item>
                                  <text:p text:style-name="MP8"><text:span text:style-name="MT2">Sixth Outline Level</text:span></text:p>
                                  <text:list>
                                    <text:list-item>
                                      <text:p text:style-name="MP8"><text:span text:style-name="MT2">Seventh Outline Level</text:span></text:p>
                                      <text:list>
                                        <text:list-item>
                                          <text:p text:style-name="MP8"><text:span text:style-name="MT2">Eighth Outline Level</text:span></text:p>
                                          <text:list>
                                            <text:list-item>
                                              <text:p text:style-name="MP8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1" draw:layer="backgroundobjects" svg:width="8.778cm" svg:height="1.269cm" svg:x="19.094cm" svg:y="18.374cm" presentation:class="footer">
        <draw:text-box>
          <text:p text:style-name="MP10"><text:span text:style-name="MT3">Transporte 3 - 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12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3" draw:text-style-name="MP11" draw:layer="backgroundobjects" svg:width="8.255cm" svg:height="1.271cm" svg:x="10.794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p text:style-name="MP13"><text:span text:style-name="MT4"><presentation:footer/></text:span></text:p>
          </draw:text-box>
        </draw:frame>
        <draw:frame presentation:style-name="Mpr4" draw:text-style-name="MP11" draw:layer="backgroundobjects" svg:width="8.255cm" svg:height="1.271cm" svg:x="10.794cm" svg:y="24.129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1.2$Linux_X86_64 LibreOffice_project/81898c9f5c0d43f3473ba111d7b351050be20261</meta:generator>
    <dc:title>3rd Edition: Chapter 3</dc:title>
    <meta:initial-creator>Jim Kurose &amp; Keith Ross</meta:initial-creator>
    <meta:creation-date>1999-10-08T16:08:27</meta:creation-date>
    <dc:creator>Eduardo Grosclaude</dc:creator>
    <dc:date>2015-09-23T16:01:13.106836669</dc:date>
    <meta:print-date>2000-04-27T06:23:27</meta:print-date>
    <dc:language>en-US</dc:language>
    <meta:editing-cycles>283</meta:editing-cycles>
    <meta:editing-duration>P5DT18H29M4S</meta:editing-duration>
    <meta:document-statistic meta:object-count="369"/>
    <meta:user-defined meta:name="Info 1"/>
    <meta:user-defined meta:name="Info 2"/>
    <meta:user-defined meta:name="Info 3"/>
    <meta:user-defined meta:name="Info 4"/>
  </office:meta>
</office:document-meta>
</file>